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svg:font-family="Courier" style:font-family-generic="modern"/>
    <style:font-face style:name="FreeSans1" svg:font-family="FreeSans" style:font-family-generic="swiss"/>
    <style:font-face style:name="Courier 10 Pitch" svg:font-family="'Courier 10 Pitch'" style:font-pitch="fixed"/>
    <style:font-face style:name="Ubuntu" svg:font-family="Ubuntu"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Geneva" svg:font-family="Geneva"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Standard">
      <style:text-properties style:use-window-font-color="true" style:font-name="Times" fo:font-size="14pt" fo:language="en" fo:country="US" fo:font-weight="bold" officeooo:rsid="0034c4cf" officeooo:paragraph-rsid="0034c4cf" style:font-name-asian="Times New Roman" style:font-size-asian="14pt" style:font-weight-asian="bold" style:font-name-complex="Times" style:font-size-complex="10pt" style:language-complex="ar" style:country-complex="SA"/>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paragraph-properties fo:text-align="justify" style:justify-single-word="false"/>
      <style:text-properties fo:language="en" fo:country="US"/>
    </style:style>
    <style:style style:name="P6" style:family="paragraph" style:parent-style-name="Standard">
      <style:paragraph-properties fo:text-align="justify" style:justify-single-word="false"/>
      <style:text-properties fo:language="en" fo:country="US" officeooo:paragraph-rsid="00344734"/>
    </style:style>
    <style:style style:name="P7" style:family="paragraph" style:parent-style-name="Standard">
      <style:paragraph-properties>
        <style:tab-stops>
          <style:tab-stop style:position="0.1098in"/>
        </style:tab-stops>
      </style:paragraph-properties>
      <style:text-properties fo:language="en" fo:country="US"/>
    </style:style>
    <style:style style:name="P8" style:family="paragraph" style:parent-style-name="Standard">
      <style:text-properties fo:language="en" fo:country="US" officeooo:paragraph-rsid="00275281"/>
    </style:style>
    <style:style style:name="P9" style:family="paragraph" style:parent-style-name="Standard">
      <style:text-properties fo:language="en" fo:country="US" officeooo:paragraph-rsid="00357909"/>
    </style:style>
    <style:style style:name="P10" style:family="paragraph" style:parent-style-name="Standard">
      <style:text-properties fo:language="en" fo:country="US" officeooo:rsid="00717d71" officeooo:paragraph-rsid="00717d71"/>
    </style:style>
    <style:style style:name="P11" style:family="paragraph" style:parent-style-name="Standard">
      <style:text-properties fo:color="#0000cc" fo:language="en" fo:country="US" fo:font-weight="bold" style:font-weight-asian="bold" style:font-weight-complex="bold"/>
    </style:style>
    <style:style style:name="P12" style:family="paragraph" style:parent-style-name="Standard">
      <style:text-properties fo:color="#ff0000" fo:language="en" fo:country="US" fo:font-style="italic" fo:font-weight="bold" style:font-style-asian="italic" style:font-weight-asian="bold" style:font-size-complex="12pt"/>
    </style:style>
    <style:style style:name="P13" style:family="paragraph" style:parent-style-name="Standard">
      <style:text-properties fo:color="#cc0000" fo:language="en" fo:country="US" fo:font-style="italic" fo:font-weight="bold" officeooo:rsid="00717d71" officeooo:paragraph-rsid="00717d71" style:font-style-asian="italic" style:font-weight-asian="bold" style:font-style-complex="italic" style:font-weight-complex="bold"/>
    </style:style>
    <style:style style:name="P14" style:family="paragraph" style:parent-style-name="Standard">
      <style:paragraph-properties fo:margin-left="0.5in" fo:margin-right="0in" fo:text-indent="-0.25in" style:auto-text-indent="false">
        <style:tab-stops>
          <style:tab-stop style:position="0.5in"/>
        </style:tab-stops>
      </style:paragraph-properties>
      <style:text-properties fo:language="en" fo:country="US"/>
    </style:style>
    <style:style style:name="P15" style:family="paragraph" style:parent-style-name="Standard">
      <style:paragraph-properties fo:margin-left="6.0626in" fo:margin-right="0in" fo:text-indent="0in" style:auto-text-indent="false"/>
      <style:text-properties fo:language="en" fo:country="US"/>
    </style:style>
    <style:style style:name="P16" style:family="paragraph" style:parent-style-name="Body_20_Text_20_2">
      <style:text-properties fo:language="en" fo:country="US"/>
    </style:style>
    <style:style style:name="P17" style:family="paragraph" style:parent-style-name="Body_20_Text_20_2">
      <style:text-properties fo:language="en" fo:country="US" style:font-name-asian="Times"/>
    </style:style>
    <style:style style:name="P18" style:family="paragraph" style:parent-style-name="Body_20_Text_20_2">
      <style:text-properties fo:language="en" fo:country="US" officeooo:paragraph-rsid="004dccdd"/>
    </style:style>
    <style:style style:name="P19" style:family="paragraph" style:parent-style-name="Body_20_Text_20_2">
      <style:text-properties fo:language="en" fo:country="US" officeooo:paragraph-rsid="007cd3f1"/>
    </style:style>
    <style:style style:name="P20" style:family="paragraph" style:parent-style-name="Body_20_Text_20_2">
      <style:text-properties style:font-name="Courier" fo:font-size="10pt" fo:language="en" fo:country="US" style:font-size-asian="10pt" style:font-name-complex="Courier"/>
    </style:style>
    <style:style style:name="P21" style:family="paragraph" style:parent-style-name="Body_20_Text_20_2">
      <style:text-properties fo:color="#ff0000" style:font-name="Courier" fo:font-size="10pt" fo:language="en" fo:country="US" style:font-size-asian="10pt" style:font-name-complex="Courier"/>
    </style:style>
    <style:style style:name="P22" style:family="paragraph" style:parent-style-name="Body_20_Text_20_2">
      <style:paragraph-properties fo:margin-top="0.0693in" fo:margin-bottom="0.0693in" style:contextual-spacing="false"/>
      <style:text-properties fo:language="en" fo:country="US"/>
    </style:style>
    <style:style style:name="P23" style:family="paragraph" style:parent-style-name="Body_20_Text_20_2">
      <style:paragraph-properties fo:margin-left="0.5in" fo:margin-right="0in" fo:text-indent="-0.4165in" style:auto-text-indent="false">
        <style:tab-stops>
          <style:tab-stop style:position="0.5in"/>
        </style:tab-stops>
      </style:paragraph-properties>
      <style:text-properties fo:color="#ff0000" style:font-name="Courier" fo:font-size="10pt" fo:language="en" fo:country="US" style:font-size-asian="10pt" style:font-name-complex="Courier"/>
    </style:style>
    <style:style style:name="P24" style:family="paragraph" style:parent-style-name="H1">
      <style:paragraph-properties fo:text-align="center" style:justify-single-word="false"/>
      <style:text-properties fo:language="en" fo:country="US"/>
    </style:style>
    <style:style style:name="P25" style:family="paragraph" style:parent-style-name="H2">
      <style:text-properties fo:language="en" fo:country="US"/>
    </style:style>
    <style:style style:name="P26" style:family="paragraph" style:parent-style-name="H3">
      <style:text-properties fo:language="en" fo:country="US"/>
    </style:style>
    <style:style style:name="P27" style:family="paragraph" style:parent-style-name="H3">
      <style:paragraph-properties fo:text-align="justify" style:justify-single-word="false"/>
      <style:text-properties fo:language="en" fo:country="US"/>
    </style:style>
    <style:style style:name="P28" style:family="paragraph" style:parent-style-name="H3">
      <style:text-properties fo:language="en" fo:country="US" officeooo:paragraph-rsid="00357909"/>
    </style:style>
    <style:style style:name="P29" style:family="paragraph" style:parent-style-name="Preformatte">
      <style:text-properties fo:language="en" fo:country="US"/>
    </style:style>
    <style:style style:name="P30" style:family="paragraph" style:parent-style-name="Preformatte">
      <style:paragraph-properties>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s>
      </style:paragraph-properties>
      <style:text-properties fo:language="en" fo:country="US"/>
    </style:style>
    <style:style style:name="P31" style:family="paragraph" style:parent-style-name="Preformatte">
      <style:paragraph-properties>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s>
      </style:paragraph-properties>
      <style:text-properties fo:language="en" fo:country="US" officeooo:paragraph-rsid="003e5d78"/>
    </style:style>
    <style:style style:name="P32" style:family="paragraph" style:parent-style-name="Preformatte">
      <style:paragraph-properties>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s>
      </style:paragraph-properties>
      <style:text-properties fo:language="en" fo:country="US" style:font-name-asian="Courier"/>
    </style:style>
    <style:style style:name="P33" style:family="paragraph" style:parent-style-name="Preformatte">
      <style:paragraph-properties fo:text-align="justify" style:justify-single-word="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s>
      </style:paragraph-properties>
      <style:text-properties fo:language="en" fo:country="US"/>
    </style:style>
    <style:style style:name="P34" style:family="paragraph" style:parent-style-name="Preformatte">
      <style:paragraph-properties fo:text-align="justify" style:justify-single-word="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s>
      </style:paragraph-properties>
      <style:text-properties fo:language="en" fo:country="US" officeooo:paragraph-rsid="0031bbd4"/>
    </style:style>
    <style:style style:name="P35" style:family="paragraph" style:parent-style-name="Preformatte">
      <style:paragraph-properties fo:text-align="justify" style:justify-single-word="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s>
      </style:paragraph-properties>
      <style:text-properties fo:language="en" fo:country="US" fo:background-color="#ffff00"/>
    </style:style>
    <style:style style:name="P36" style:family="paragraph" style:parent-style-name="Preformatte">
      <style:paragraph-properties>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s>
      </style:paragraph-properties>
      <style:text-properties fo:color="#cc0000" fo:language="en" fo:country="US"/>
    </style:style>
    <style:style style:name="P37" style:family="paragraph" style:parent-style-name="Preformatte">
      <style:paragraph-properties fo:text-align="justify" style:justify-single-word="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s>
      </style:paragraph-properties>
      <style:text-properties style:font-name="Times" fo:font-size="12pt" fo:language="en" fo:country="US" style:font-size-asian="12pt" style:font-name-complex="Times" style:font-size-complex="12pt"/>
    </style:style>
    <style:style style:name="P38" style:family="paragraph" style:parent-style-name="Preformatte">
      <style:paragraph-properties fo:text-align="justify" style:justify-single-word="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s>
      </style:paragraph-properties>
      <style:text-properties style:font-name="Times" fo:font-size="12pt" fo:language="en" fo:country="US" style:text-underline-style="solid" style:text-underline-width="auto" style:text-underline-color="font-color" fo:background-color="#ffff00" style:font-size-asian="12pt" style:font-name-complex="Times" style:font-size-complex="12pt"/>
    </style:style>
    <style:style style:name="P39" style:family="paragraph" style:parent-style-name="Preformatte">
      <style:paragraph-properties fo:text-align="justify" style:justify-single-word="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s>
      </style:paragraph-properties>
      <style:text-properties fo:color="#009900" fo:language="en" fo:country="US"/>
    </style:style>
    <style:style style:name="P40" style:family="paragraph" style:parent-style-name="Preformatte">
      <style:paragraph-properties fo:text-align="justify" style:justify-single-word="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s>
      </style:paragraph-properties>
      <style:text-properties fo:color="#009900" fo:language="en" fo:country="US" officeooo:paragraph-rsid="0031bbd4"/>
    </style:style>
    <style:style style:name="P41" style:family="paragraph" style:parent-style-name="Preformatte">
      <style:paragraph-properties>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s>
      </style:paragraph-properties>
      <style:text-properties fo:color="#009900" fo:language="en" fo:country="US" fo:font-weight="bold" officeooo:rsid="003ec2bc" style:font-weight-asian="bold" style:font-weight-complex="bold"/>
    </style:style>
    <style:style style:name="P42" style:family="paragraph" style:parent-style-name="Preformatte">
      <style:paragraph-properties>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s>
      </style:paragraph-properties>
      <style:text-properties fo:color="#009900" fo:language="en" fo:country="US" fo:font-weight="bold" officeooo:rsid="003ec2bc" officeooo:paragraph-rsid="003ec2bc" style:font-weight-asian="bold" style:font-weight-complex="bold"/>
    </style:style>
    <style:style style:name="P43" style:family="paragraph" style:parent-style-name="Standard" style:list-style-name="L1">
      <style:text-properties fo:language="en" fo:country="US"/>
    </style:style>
    <style:style style:name="P44" style:family="paragraph" style:parent-style-name="Standard" style:list-style-name="L2">
      <style:text-properties fo:language="en" fo:country="US"/>
    </style:style>
    <style:style style:name="P45" style:family="paragraph" style:parent-style-name="Standard" style:list-style-name="L5">
      <style:paragraph-properties fo:margin-left="0.5in" fo:margin-right="0in" fo:text-indent="-0.25in" style:auto-text-indent="false"/>
      <style:text-properties fo:language="en" fo:country="US"/>
    </style:style>
    <style:style style:name="P46" style:family="paragraph" style:parent-style-name="Body_20_Text_20_2" style:list-style-name="L3">
      <style:text-properties fo:language="en" fo:country="US"/>
    </style:style>
    <style:style style:name="P47" style:family="paragraph" style:parent-style-name="Body_20_Text_20_2" style:list-style-name="L4">
      <style:text-properties fo:language="en" fo:country="US" officeooo:paragraph-rsid="007cd3f1"/>
    </style:style>
    <style:style style:name="P48" style:family="paragraph" style:parent-style-name="H1" style:master-page-name="Standard">
      <style:paragraph-properties fo:margin-left="5.5in" fo:margin-right="0in" fo:text-align="center" style:justify-single-word="false" fo:text-indent="0.5in" style:auto-text-indent="false" style:page-number="auto"/>
      <style:text-properties fo:font-size="12pt" fo:language="en" fo:country="US" fo:font-weight="normal" style:font-size-asian="12pt" style:font-weight-asian="normal" style:font-size-complex="12pt"/>
    </style:style>
    <style:style style:name="P49" style:family="paragraph" style:parent-style-name="Heading_20_1">
      <style:text-properties fo:language="en" fo:country="US"/>
    </style:style>
    <style:style style:name="P50" style:family="paragraph" style:parent-style-name="Heading_20_1">
      <style:paragraph-properties fo:break-before="page"/>
      <style:text-properties fo:language="en" fo:country="US"/>
    </style:style>
    <style:style style:name="P51" style:family="paragraph" style:parent-style-name="Heading_20_2">
      <style:text-properties fo:language="en" fo:country="US"/>
    </style:style>
    <style:style style:name="T1" style:family="text">
      <style:text-properties fo:color="#0000ff" style:text-underline-style="solid" style:text-underline-width="auto" style:text-underline-color="font-color"/>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background-color="#ffff00" loext:char-shading-value="0" style:font-style-asian="italic"/>
    </style:style>
    <style:style style:name="T5" style:family="text">
      <style:text-properties fo:font-size="12pt" fo:font-weight="normal" style:font-size-asian="12pt" style:font-weight-asian="normal" style:font-size-complex="12pt"/>
    </style:style>
    <style:style style:name="T6" style:family="text">
      <style:text-properties fo:font-size="12pt" fo:font-style="italic" fo:font-weight="normal" style:font-size-asian="12pt" style:font-style-asian="italic" style:font-weight-asian="normal" style:font-size-complex="12pt"/>
    </style:style>
    <style:style style:name="T7" style:family="text">
      <style:text-properties fo:font-size="12pt" fo:font-style="italic" style:font-size-asian="12pt" style:font-style-asian="italic" style:font-size-complex="12pt"/>
    </style:style>
    <style:style style:name="T8" style:family="text">
      <style:text-properties fo:font-size="12pt" style:font-size-asian="12pt" style:font-size-complex="12pt"/>
    </style:style>
    <style:style style:name="T9" style:family="text">
      <style:text-properties style:font-name-asian="Courier"/>
    </style:style>
    <style:style style:name="T10" style:family="text">
      <style:text-properties style:font-name="Courier" fo:font-size="10pt" style:font-size-asian="10pt" style:font-name-complex="Courier"/>
    </style:style>
    <style:style style:name="T11" style:family="text">
      <style:text-properties style:font-name="Courier" fo:font-size="10pt" officeooo:rsid="002a25f9" style:font-size-asian="10pt" style:font-name-complex="Courier"/>
    </style:style>
    <style:style style:name="T12" style:family="text">
      <style:text-properties style:font-name="Courier" fo:font-size="10pt" style:font-name-asian="Courier" style:font-size-asian="10pt" style:font-name-complex="Courier"/>
    </style:style>
    <style:style style:name="T13" style:family="text">
      <style:text-properties style:font-name="Courier" fo:font-size="10pt" fo:font-style="italic" style:font-size-asian="10pt" style:font-style-asian="italic" style:font-name-complex="Courier"/>
    </style:style>
    <style:style style:name="T14" style:family="text">
      <style:text-properties style:font-name="Courier" fo:font-size="10pt" fo:background-color="#ffff00" loext:char-shading-value="0" style:font-size-asian="10pt" style:font-name-complex="Courier"/>
    </style:style>
    <style:style style:name="T15" style:family="text">
      <style:text-properties style:font-name="Courier" fo:font-size="12pt" style:font-size-asian="12pt" style:font-name-complex="Courier" style:font-size-complex="12pt"/>
    </style:style>
    <style:style style:name="T16" style:family="text">
      <style:text-properties style:font-name="Courier" fo:font-size="18pt" style:font-size-asian="18pt" style:font-name-complex="Courier" style:font-size-complex="18pt"/>
    </style:style>
    <style:style style:name="T17" style:family="text">
      <style:text-properties fo:color="#ff0000" text:display="none"/>
    </style:style>
    <style:style style:name="T18" style:family="text">
      <style:text-properties fo:color="#ff0000" style:font-name="Courier" fo:font-size="10pt" style:font-size-asian="10pt" style:font-name-complex="Courier"/>
    </style:style>
    <style:style style:name="T19" style:family="text">
      <style:text-properties fo:color="#ff0000" style:font-name="Courier" fo:font-size="10pt" style:font-name-asian="Courier" style:font-size-asian="10pt" style:font-name-complex="Courier"/>
    </style:style>
    <style:style style:name="T20" style:family="text">
      <style:text-properties style:font-name="Times" fo:font-size="12pt" style:font-size-asian="12pt" style:font-name-complex="Times" style:font-size-complex="12pt"/>
    </style:style>
    <style:style style:name="T21" style:family="text">
      <style:text-properties style:font-name="Times" fo:font-size="12pt" fo:font-weight="bold" fo:background-color="#ffff00" loext:char-shading-value="0" style:font-size-asian="12pt" style:font-weight-asian="bold" style:font-name-complex="Times" style:font-size-complex="12pt" style:font-weight-complex="bold"/>
    </style:style>
    <style:style style:name="T22" style:family="text">
      <style:text-properties fo:font-weight="bold" style:font-weight-asian="bold" style:font-weight-complex="bold"/>
    </style:style>
    <style:style style:name="T23" style:family="text">
      <style:text-properties fo:font-weight="bold" fo:background-color="#ffff00" loext:char-shading-value="0" style:font-weight-asian="bold" style:font-weight-complex="bold"/>
    </style:style>
    <style:style style:name="T24" style:family="text">
      <style:text-properties fo:color="#cc0000"/>
    </style:style>
    <style:style style:name="T25" style:family="text">
      <style:text-properties fo:color="#cc0000" fo:font-weight="bold" style:font-weight-asian="bold" style:font-weight-complex="bold"/>
    </style:style>
    <style:style style:name="T26" style:family="text">
      <style:text-properties fo:color="#cc0000" fo:font-weight="bold" officeooo:rsid="00192736" style:font-weight-asian="bold" style:font-weight-complex="bold"/>
    </style:style>
    <style:style style:name="T27" style:family="text">
      <style:text-properties fo:color="#cc0000" fo:font-weight="bold" officeooo:rsid="003f16be" style:font-weight-asian="bold" style:font-weight-complex="bold"/>
    </style:style>
    <style:style style:name="T28" style:family="text">
      <style:text-properties fo:color="#cc0000" fo:font-weight="bold" officeooo:rsid="0086a5a9" style:font-weight-asian="bold" style:font-weight-complex="bold"/>
    </style:style>
    <style:style style:name="T29" style:family="text">
      <style:text-properties fo:color="#cc0000" fo:font-weight="bold" fo:background-color="#ffff00" loext:char-shading-value="0" style:font-weight-asian="bold" style:font-weight-complex="bold"/>
    </style:style>
    <style:style style:name="T30" style:family="text">
      <style:text-properties fo:color="#cc0000" fo:font-style="italic" fo:font-weight="bold" style:font-style-asian="italic" style:font-weight-asian="bold" style:font-weight-complex="bold"/>
    </style:style>
    <style:style style:name="T31" style:family="text">
      <style:text-properties fo:color="#cc0000" fo:font-style="italic" fo:font-weight="bold" fo:background-color="#ffff00" loext:char-shading-value="0" style:font-style-asian="italic" style:font-weight-asian="bold" style:font-weight-complex="bold"/>
    </style:style>
    <style:style style:name="T32" style:family="text">
      <style:text-properties fo:color="#cc0000" fo:font-style="italic" style:font-style-asian="italic"/>
    </style:style>
    <style:style style:name="T33" style:family="text">
      <style:text-properties fo:color="#cc0000" style:font-name="Courier" fo:font-size="10pt" fo:font-weight="bold" style:font-size-asian="10pt" style:font-weight-asian="bold" style:font-name-complex="Courier" style:font-weight-complex="bold"/>
    </style:style>
    <style:style style:name="T34" style:family="text">
      <style:text-properties fo:color="#cc0000" style:font-name="Courier" fo:font-size="10pt" style:font-size-asian="10pt" style:font-name-complex="Courier"/>
    </style:style>
    <style:style style:name="T35" style:family="text">
      <style:text-properties fo:color="#cc0000" style:font-name="Courier" fo:font-size="12pt" fo:font-weight="bold" style:font-size-asian="12pt" style:font-weight-asian="bold" style:font-name-complex="Courier" style:font-size-complex="12pt" style:font-weight-complex="bold"/>
    </style:style>
    <style:style style:name="T36" style:family="text">
      <style:text-properties fo:color="#cc0000" style:font-name="Courier" fo:font-size="12pt" style:font-size-asian="12pt" style:font-name-complex="Courier" style:font-size-complex="12pt"/>
    </style:style>
    <style:style style:name="T37" style:family="text">
      <style:text-properties fo:color="#cc0000" style:font-name="Courier" fo:font-size="12pt" style:font-name-asian="Times New Roman" style:font-size-asian="12pt" style:font-name-complex="Courier" style:font-size-complex="12pt" style:language-complex="ar" style:country-complex="SA"/>
    </style:style>
    <style:style style:name="T38" style:family="text">
      <style:text-properties fo:color="#cc0000" style:font-name="Courier 10 Pitch" fo:font-size="12pt" fo:font-weight="bold" style:font-name-asian="Times New Roman" style:font-size-asian="12pt" style:font-weight-asian="bold" style:font-name-complex="Times" style:font-size-complex="10pt" style:language-complex="ar" style:country-complex="SA" style:font-weight-complex="bold"/>
    </style:style>
    <style:style style:name="T39" style:family="text">
      <style:text-properties fo:color="#cc0000" style:font-name="Courier 10 Pitch" fo:font-size="12pt" fo:font-weight="bold" style:font-size-asian="12pt" style:font-weight-asian="bold" style:font-name-complex="Courier" style:font-size-complex="12pt" style:font-weight-complex="bold"/>
    </style:style>
    <style:style style:name="T40" style:family="text">
      <style:text-properties fo:color="#cc0000" style:font-name="Courier 10 Pitch" fo:font-weight="bold" style:font-weight-asian="bold" style:font-weight-complex="bold"/>
    </style:style>
    <style:style style:name="T41" style:family="text">
      <style:text-properties fo:color="#cc0000" officeooo:rsid="00475dfa"/>
    </style:style>
    <style:style style:name="T42" style:family="text">
      <style:text-properties fo:color="#cc0000" style:font-name="Times" fo:font-size="12pt" fo:font-weight="bold" style:font-name-asian="Times New Roman" style:font-size-asian="12pt" style:font-weight-asian="bold" style:font-name-complex="Times" style:font-size-complex="10pt" style:language-complex="ar" style:country-complex="SA" style:font-weight-complex="bold"/>
    </style:style>
    <style:style style:name="T43" style:family="text">
      <style:text-properties fo:color="#cc0000" fo:font-size="12pt" style:font-size-asian="12pt" style:font-size-complex="12pt"/>
    </style:style>
    <style:style style:name="T44" style:family="text">
      <style:text-properties fo:color="#0000cc" fo:font-weight="bold" style:font-weight-asian="bold" style:font-weight-complex="bold"/>
    </style:style>
    <style:style style:name="T45" style:family="text">
      <style:text-properties fo:color="#0000cc" fo:font-weight="bold" officeooo:rsid="002063d4" style:font-weight-asian="bold" style:font-weight-complex="bold"/>
    </style:style>
    <style:style style:name="T46" style:family="text">
      <style:text-properties fo:color="#0000cc" fo:font-weight="bold" officeooo:rsid="007fc766" style:font-weight-asian="bold" style:font-weight-complex="bold"/>
    </style:style>
    <style:style style:name="T47" style:family="text">
      <style:text-properties fo:color="#0000cc" fo:font-weight="bold" fo:background-color="transparent" loext:char-shading-value="0" style:font-weight-asian="bold" style:font-weight-complex="bold"/>
    </style:style>
    <style:style style:name="T48" style:family="text">
      <style:text-properties fo:color="#0000cc" fo:font-weight="bold" fo:background-color="#ffff00" loext:char-shading-value="0" style:font-weight-asian="bold" style:font-weight-complex="bold"/>
    </style:style>
    <style:style style:name="T49" style:family="text">
      <style:text-properties fo:color="#0000cc" fo:font-style="italic" fo:font-weight="bold" style:font-style-asian="italic" style:font-weight-asian="bold" style:font-weight-complex="bold"/>
    </style:style>
    <style:style style:name="T50" style:family="text">
      <style:text-properties fo:color="#0000cc" style:font-name="Courier" fo:font-size="10pt" fo:font-weight="bold" style:font-size-asian="10pt" style:font-weight-asian="bold" style:font-name-complex="Courier" style:font-weight-complex="bold"/>
    </style:style>
    <style:style style:name="T51" style:family="text">
      <style:text-properties fo:color="#0000cc" style:font-name="Courier" fo:font-size="12pt" fo:font-weight="bold" style:font-size-asian="12pt" style:font-weight-asian="bold" style:font-name-complex="Courier" style:font-size-complex="12pt" style:font-weight-complex="bold"/>
    </style:style>
    <style:style style:name="T52" style:family="text">
      <style:text-properties fo:color="#0000cc" style:font-name="Times" fo:font-size="12pt" fo:font-weight="bold" style:font-size-asian="12pt" style:font-weight-asian="bold" style:font-name-complex="Times" style:font-size-complex="12pt" style:font-weight-complex="bold"/>
    </style:style>
    <style:style style:name="T53" style:family="text">
      <style:text-properties fo:color="#0000cc" fo:font-size="12pt" fo:font-weight="bold" style:font-size-asian="12pt" style:font-weight-asian="bold" style:font-size-complex="12pt" style:font-weight-complex="bold"/>
    </style:style>
    <style:style style:name="T54" style:family="text">
      <style:text-properties fo:color="#009900"/>
    </style:style>
    <style:style style:name="T55" style:family="text">
      <style:text-properties fo:color="#009900" fo:font-weight="bold" style:font-weight-asian="bold" style:font-weight-complex="bold"/>
    </style:style>
    <style:style style:name="T56" style:family="text">
      <style:text-properties fo:color="#009900" fo:font-weight="bold" officeooo:rsid="0008a5c3" style:font-weight-asian="bold" style:font-weight-complex="bold"/>
    </style:style>
    <style:style style:name="T57" style:family="text">
      <style:text-properties fo:color="#009900" fo:font-weight="bold" fo:background-color="#ffff00" loext:char-shading-value="0" style:font-weight-asian="bold" style:font-weight-complex="bold"/>
    </style:style>
    <style:style style:name="T58" style:family="text">
      <style:text-properties fo:color="#009900" fo:font-weight="bold" officeooo:rsid="007fc25d" fo:background-color="#ffff00" loext:char-shading-value="0" style:font-weight-asian="bold" style:font-weight-complex="bold"/>
    </style:style>
    <style:style style:name="T59" style:family="text">
      <style:text-properties fo:color="#009900" fo:font-weight="bold" officeooo:rsid="008c8a36" fo:background-color="#ffff00" loext:char-shading-value="0" style:font-weight-asian="bold" style:font-weight-complex="bold"/>
    </style:style>
    <style:style style:name="T60" style:family="text">
      <style:text-properties fo:color="#009900" fo:font-style="italic" fo:font-weight="bold" style:font-style-asian="italic" style:font-weight-asian="bold" style:font-weight-complex="bold"/>
    </style:style>
    <style:style style:name="T61" style:family="text">
      <style:text-properties fo:color="#009900" fo:font-style="italic" fo:font-weight="bold" officeooo:rsid="001310af" style:font-style-asian="italic" style:font-weight-asian="bold" style:font-weight-complex="bold"/>
    </style:style>
    <style:style style:name="T62" style:family="text">
      <style:text-properties fo:color="#009900" fo:font-style="italic" fo:font-weight="bold" officeooo:rsid="002588a2" style:font-style-asian="italic" style:font-weight-asian="bold" style:font-weight-complex="bold"/>
    </style:style>
    <style:style style:name="T63" style:family="text">
      <style:text-properties fo:color="#009900" fo:font-style="italic" fo:font-weight="bold" style:font-style-asian="italic" style:font-weight-asian="bold" style:font-style-complex="italic" style:font-weight-complex="bold"/>
    </style:style>
    <style:style style:name="T64" style:family="text">
      <style:text-properties fo:color="#009900" style:font-name="Courier" fo:font-size="10pt" fo:font-style="italic" fo:font-weight="bold" style:font-size-asian="10pt" style:font-style-asian="italic" style:font-weight-asian="bold" style:font-name-complex="Courier" style:font-style-complex="italic" style:font-weight-complex="bold"/>
    </style:style>
    <style:style style:name="T65" style:family="text">
      <style:text-properties fo:color="#009900" style:font-name="Courier" fo:font-size="12pt" fo:font-weight="bold" style:font-size-asian="12pt" style:font-weight-asian="bold" style:font-name-complex="Courier" style:font-size-complex="12pt" style:font-weight-complex="bold"/>
    </style:style>
    <style:style style:name="T66" style:family="text">
      <style:text-properties fo:color="#009900" style:font-name="Courier" fo:font-size="12pt" fo:font-weight="bold" style:font-name-asian="Times New Roman" style:font-size-asian="12pt" style:font-weight-asian="bold" style:font-name-complex="Courier" style:font-size-complex="12pt" style:language-complex="ar" style:country-complex="SA" style:font-weight-complex="bold"/>
    </style:style>
    <style:style style:name="T67" style:family="text">
      <style:text-properties fo:color="#009900" fo:font-size="12pt" style:font-size-asian="12pt" style:font-size-complex="12pt"/>
    </style:style>
    <style:style style:name="T68" style:family="text">
      <style:text-properties fo:color="#009900" fo:font-size="12pt" officeooo:rsid="007a422b" style:font-size-asian="12pt" style:font-size-complex="12pt"/>
    </style:style>
    <style:style style:name="T69" style:family="text">
      <style:text-properties fo:color="#009900" fo:font-size="12pt" fo:font-weight="bold" style:font-size-asian="12pt" style:font-weight-asian="bold" style:font-size-complex="12pt" style:font-weight-complex="bold"/>
    </style:style>
    <style:style style:name="T70" style:family="text">
      <style:text-properties fo:color="#009900" style:font-name="Ubuntu" fo:font-weight="bold" style:font-weight-asian="bold" style:font-weight-complex="bold"/>
    </style:style>
    <style:style style:name="T71" style:family="text">
      <style:text-properties fo:color="#009900" style:font-name="Ubuntu" fo:font-weight="bold" officeooo:rsid="008f5902" style:font-weight-asian="bold" style:font-weight-complex="bold"/>
    </style:style>
    <style:style style:name="T72" style:family="text">
      <style:text-properties fo:color="#009900" style:font-name="Ubuntu" fo:font-weight="bold" officeooo:rsid="0090adf6" style:font-weight-asian="bold" style:font-weight-complex="bold"/>
    </style:style>
    <style:style style:name="T73" style:family="text">
      <style:text-properties fo:color="#009900" style:font-name="Ubuntu" fo:font-weight="bold" officeooo:rsid="0092c83f" style:font-weight-asian="bold" style:font-weight-complex="bold"/>
    </style:style>
    <style:style style:name="T74" style:family="text">
      <style:text-properties fo:color="#009900" style:font-name="Ubuntu" style:text-underline-style="solid" style:text-underline-width="auto" style:text-underline-color="font-color"/>
    </style:style>
    <style:style style:name="T75" style:family="text">
      <style:text-properties style:use-window-font-color="true" style:font-name="Times" fo:font-size="12pt" style:font-name-asian="Times New Roman" style:font-size-asian="12pt" style:font-name-complex="Times" style:font-size-complex="10pt" style:language-complex="ar" style:country-complex="SA"/>
    </style:style>
    <style:style style:name="T76" style:family="text">
      <style:text-properties style:use-window-font-color="true" style:font-name="Courier" fo:font-size="14pt" fo:font-weight="bold" style:font-name-asian="Times New Roman" style:font-size-asian="14pt" style:font-weight-asian="bold" style:font-name-complex="Courier" style:font-size-complex="14pt" style:language-complex="ar" style:country-complex="SA"/>
    </style:style>
    <style:style style:name="T77" style:family="text">
      <style:text-properties style:use-window-font-color="true" style:font-name="Courier" fo:font-size="12pt" style:font-name-asian="Times New Roman" style:font-size-asian="12pt" style:font-name-complex="Courier" style:font-size-complex="12pt" style:language-complex="ar" style:country-complex="SA"/>
    </style:style>
    <style:style style:name="T78" style:family="text">
      <style:text-properties style:use-window-font-color="true" style:font-name="Courier" fo:font-size="12pt" fo:font-style="italic" style:font-name-asian="Times New Roman" style:font-size-asian="12pt" style:font-style-asian="italic" style:font-name-complex="Courier" style:font-size-complex="12pt" style:language-complex="ar" style:country-complex="SA"/>
    </style:style>
    <style:style style:name="T79" style:family="text">
      <style:text-properties style:use-window-font-color="true" style:font-name="Courier" fo:font-size="12pt" fo:font-weight="bold" style:font-name-asian="Times New Roman" style:font-size-asian="12pt" style:font-weight-asian="bold" style:font-name-complex="Courier" style:font-size-complex="12pt" style:language-complex="ar" style:country-complex="SA" style:font-weight-complex="bold"/>
    </style:style>
    <style:style style:name="T80" style:family="text">
      <style:text-properties style:use-window-font-color="true" style:font-name="Courier" fo:font-size="12pt" fo:font-weight="normal" style:font-name-asian="Times New Roman" style:font-size-asian="12pt" style:font-weight-asian="normal" style:font-name-complex="Courier" style:font-size-complex="12pt" style:language-complex="ar" style:country-complex="SA" style:font-weight-complex="normal"/>
    </style:style>
    <style:style style:name="T81" style:family="text">
      <style:text-properties officeooo:rsid="000bab6e"/>
    </style:style>
    <style:style style:name="T82" style:family="text">
      <style:text-properties officeooo:rsid="000d2bb3"/>
    </style:style>
    <style:style style:name="T83" style:family="text">
      <style:text-properties fo:font-weight="normal" style:font-weight-asian="normal" style:font-weight-complex="normal"/>
    </style:style>
    <style:style style:name="T84" style:family="text">
      <style:text-properties fo:color="#000000"/>
    </style:style>
    <style:style style:name="T85" style:family="text">
      <style:text-properties fo:color="#000000" fo:font-style="italic" fo:font-weight="normal" style:font-style-asian="italic" style:font-weight-asian="normal" style:font-weight-complex="normal"/>
    </style:style>
    <style:style style:name="T86" style:family="text">
      <style:text-properties fo:color="#000000" fo:font-weight="normal" style:font-weight-asian="normal" style:font-weight-complex="normal"/>
    </style:style>
    <style:style style:name="T87" style:family="text">
      <style:text-properties fo:color="#000000" fo:font-weight="bold" style:font-weight-asian="bold" style:font-weight-complex="bold"/>
    </style:style>
    <style:style style:name="T88" style:family="text">
      <style:text-properties fo:font-size="18pt" style:font-size-asian="18pt" style:font-size-complex="18pt"/>
    </style:style>
    <style:style style:name="T89" style:family="text">
      <style:text-properties fo:background-color="#ffff00" loext:char-shading-value="0"/>
    </style:style>
    <style:style style:name="T90" style:family="text">
      <style:text-properties fo:background-color="#ffff00" loext:char-shading-value="0" style:font-name-asian="Courier"/>
    </style:style>
    <style:style style:name="T91" style:family="text">
      <style:text-properties officeooo:rsid="004dccdd"/>
    </style:style>
    <style:style style:name="T92" style:family="text">
      <style:text-properties officeooo:rsid="004e2e75"/>
    </style:style>
    <style:style style:name="T93" style:family="text">
      <style:text-properties officeooo:rsid="00731808"/>
    </style:style>
    <style:style style:name="T94" style:family="text">
      <style:text-properties fo:color="#990000" style:font-name="Courier" fo:font-size="12pt" fo:font-weight="bold" style:font-size-asian="12pt" style:font-weight-asian="bold" style:font-name-complex="Courier" style:font-size-complex="12pt" style:font-weight-complex="bold"/>
    </style:style>
    <style:style style:name="T95" style:family="text">
      <style:text-properties fo:color="#800000" fo:font-style="italic" fo:font-weight="bold" style:font-style-asian="italic" style:font-weight-asian="bold" style:font-weight-complex="bold"/>
    </style:style>
    <style:style style:name="T96" style:family="text">
      <style:text-properties style:font-name-asian="Tim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Richard Kass</text:p>
      <text:p text:style-name="P15">Winter 2004</text:p>
      <text:p text:style-name="P24">A Physics 416 Fortran Tutorial</text:p>
      <text:p text:style-name="P4">(based on the information at: http://macams1.bo.infn.it/tutorial/)</text:p>
      <text:p text:style-name="P14">1.<text:tab/><text:span text:style-name="T1">What is Fortran?</text:span> </text:p>
      <text:p text:style-name="P14">2.<text:tab/><text:span text:style-name="T1">Fortran basics</text:span> </text:p>
      <text:p text:style-name="P14">3.<text:tab/><text:span text:style-name="T1">Variables, declarations, and types </text:span></text:p>
      <text:p text:style-name="P14">4.<text:tab/><text:span text:style-name="T1">Expressions and assignment </text:span></text:p>
      <text:p text:style-name="P14">5.<text:tab/><text:span text:style-name="T1">Logical expressions </text:span></text:p>
      <text:p text:style-name="P14">6.<text:tab/><text:span text:style-name="T1">The if statements </text:span></text:p>
      <text:p text:style-name="P14">7.<text:tab/><text:span text:style-name="T1">Loops </text:span></text:p>
      <text:p text:style-name="P14">8.<text:tab/><text:span text:style-name="T1">Arrays </text:span></text:p>
      <text:p text:style-name="P14">9.<text:tab/><text:span text:style-name="T1">Subprograms </text:span></text:p>
      <text:p text:style-name="P14">10.<text:tab/><text:span text:style-name="T1">Random numbers and Monte Carlo simulations</text:span></text:p>
      <text:p text:style-name="P14">11.<text:tab/><text:span text:style-name="T1">Simple input and output </text:span></text:p>
      <text:p text:style-name="P14">12.<text:tab/><text:span text:style-name="T1">Format statements </text:span></text:p>
      <text:p text:style-name="P14">13.<text:tab/><text:span text:style-name="T1">File I/O </text:span></text:p>
      <text:p text:style-name="P14">14.<text:tab/><text:span text:style-name="T1">Common blocks </text:span></text:p>
      <text:p text:style-name="P14">15.<text:tab/><text:span text:style-name="T1">data and block data </text:span></text:p>
      <text:p text:style-name="P14">16.<text:tab/><text:span text:style-name="T1">Debugging </text:span></text:p>
      <text:p text:style-name="P14">17.<text:tab/><text:span text:style-name="T1">Running Fortran on the Physics Department’s VAX (OHSTPY) computer</text:span></text:p>
      <text:p text:style-name="P14">18.<text:tab/><text:span text:style-name="T1">A sample Fortran program for Lab 1</text:span></text:p>
      <text:h text:style-name="P50" text:outline-level="1">1. What is Fortran?</text:h>
      <text:p text:style-name="P22">Fortran is a general purpose programming language, mainly intended for mathematical computations in science applications (e.g. physics). Fortran is an acronym for FORmula TRANslation, and was originally capitalized as FORTRAN. However, following the current trend to only capitalize the first letter in acronyms, we will call it Fortran. <text:span text:style-name="T25">Fortran was the first high-level programming language</text:span>. The work on Fortran started in the 1950's at IBM and there have been many versions since. By convention, a Fortran version is denoted by the last two digits of the year the standard was proposed. Thus we have Fortran 66, Fortran 77 and Fortran 90 (95).</text:p>
      <text:p text:style-name="P5"><text:span text:style-name="T25">The most common Fortran version today is still Fortran 77</text:span>, although Fortran 90 is growing in popularity. Fortran 95 is a revised version of Fortran 90 which is expected to be approved by ANSI soon (1996). There are also several versions of Fortran aimed at parallel computers. The most important one is High Performance Fortran (HPF), which is a de-facto standard. </text:p>
      <text:p text:style-name="P5">Users should be aware that most Fortran 77 compilers allow a superset of Fortran 77, i.e. they allow non-standard extensions. In this tutorial we will emphasize standard ANSI Fortran 77. </text:p>
      <text:h text:style-name="P51" text:outline-level="2">Why learn Fortran?</text:h>
      <text:p text:style-name="P5">Fortran is the <text:span text:style-name="T25">dominant programming language</text:span> used in scientific applications. It is therefore important for physics (or engineering) students to be able to read and modify Fortran code. From time to time, so-called experts predict that Fortran will rapidly fade in popularity and soon become extinct. This may actually happen as C (or C++) is rapidly growing in popularity. However, previous predictions of the downfall of Fortran have always been wrong. Fortran is the most enduring computer programming language in history. One of the main reasons Fortran has survived and will survive is <text:span text:style-name="T2">software inertia</text:span>. Once a company has spent many people-years and perhaps millions of dollars on a software product, it is unlikely to try to translate the software to a different language. Reliable software translation is a very difficult task and there’s 40 years of Fortran code to replace!</text:p>
      <text:h text:style-name="P51" text:outline-level="2">Portability</text:h>
      <text:p text:style-name="P22">A major advantage Fortran has is that it is <text:span text:style-name="T25">standardized by ANSI</text:span> (American National Standards Institute) and <text:span text:style-name="T25">ISO</text:span> (International Standards Organization). Consequently, if your program is written in ANSI Fortran 77 then it will run on any computer that has a Fortran 77 compiler. Thus, <text:span text:style-name="T89">Fortran programs are portable across computer platforms </text:span></text:p>
      <text:h text:style-name="P49" text:outline-level="1"><text:soft-page-break/>2. Fortran 77 Basics</text:h>
      <text:p text:style-name="P25"><text:span text:style-name="T5">A Fortran program is just a sequence of lines of text. The text has to follow a certain </text:span><text:span text:style-name="T6">syntax</text:span><text:span text:style-name="T5"> to be a valid Fortran program. We start by looking at a simple example where we calculate the area of a circle: </text:span></text:p>
      <text:p text:style-name="P3"/>
      <text:p text:style-name="P30"><text:span text:style-name="T9"><text:s text:c="6"/></text:span>program circle</text:p>
      <text:p text:style-name="P30"><text:span text:style-name="T9"><text:s text:c="6"/></text:span>real r, area</text:p>
      <text:p text:style-name="P30">c This program reads a real number r and prints</text:p>
      <text:p text:style-name="P30">c the area of a circle with radius r.</text:p>
      <text:p text:style-name="P30"><text:span text:style-name="T9"><text:s text:c="6"/></text:span>write (*,*) 'Give radius r:'</text:p>
      <text:p text:style-name="P30"><text:span text:style-name="T9"><text:s text:c="6"/></text:span>read <text:s/>(*,*) r</text:p>
      <text:p text:style-name="P30"><text:span text:style-name="T9"><text:s text:c="6"/></text:span>area = 3.14159*r*r</text:p>
      <text:p text:style-name="P30"><text:span text:style-name="T9"><text:s text:c="6"/></text:span>write (*,*) 'Area = ', area</text:p>
      <text:p text:style-name="P30"><text:span text:style-name="T9"><text:s text:c="6"/></text:span>stop</text:p>
      <text:p text:style-name="P30"><text:span text:style-name="T9"><text:s text:c="6"/></text:span>end</text:p>
      <text:p text:style-name="P3"><text:span text:style-name="T44">The lines that begin with a "c" are </text:span><text:span text:style-name="T30">comments</text:span><text:span text:style-name="T44"> and have no purpose other than to make the program more readable for humans</text:span>. Originally, all Fortran programs had to be written in all upper-case letters. Most people now write lower-case since this is more legible. </text:p>
      <text:p text:style-name="P26">Program organization</text:p>
      <text:p text:style-name="P22">A Fortran program generally consists of <text:span text:style-name="T44">a main program</text:span> (or driver) and <text:span text:style-name="T44">possibly several subprograms</text:span> <text:span text:style-name="T74">(or procedures or subroutines).</text:span> For now we will assume all the statements are in the main program; subprograms will be treated later. <text:span text:style-name="T25">The structure of a main program is</text:span>: </text:p>
      <text:p text:style-name="P30"/>
      <text:p text:style-name="P30"><text:span text:style-name="T9"><text:s text:c="6"/></text:span>program <text:span text:style-name="T2">name</text:span></text:p>
      <text:p text:style-name="P30"><text:span text:style-name="T9"><text:s text:c="6"/></text:span><text:span text:style-name="T2">declarations</text:span></text:p>
      <text:p text:style-name="P30"><text:span text:style-name="T9"><text:s text:c="6"/></text:span><text:span text:style-name="T2">statements</text:span></text:p>
      <text:p text:style-name="P30"><text:span text:style-name="T9"><text:s text:c="6"/></text:span>stop</text:p>
      <text:p text:style-name="P30"><text:span text:style-name="T9"><text:s text:c="6"/></text:span>end</text:p>
      <text:p text:style-name="P5">In this tutorial, <text:span text:style-name="T25">words that are in </text:span><text:span text:style-name="T30">italics</text:span><text:span text:style-name="T2"> </text:span><text:span text:style-name="T44">should not be taken as literal text</text:span>, but rather as a generic description. <text:span text:style-name="T44">The </text:span><text:span text:style-name="T51">stop</text:span><text:span text:style-name="T44"> statement is optional and may seem superfluous</text:span> since the program will stop when it reaches the end anyway but <text:span text:style-name="T44">it is recommended to always terminate a program with the </text:span><text:span text:style-name="T51">stop</text:span><text:span text:style-name="T44"> statement</text:span> to emphasize that the execution flow stops there. </text:p>
      <text:p text:style-name="P26">Column position rules</text:p>
      <text:p text:style-name="P3">Fortran 77 is <text:span text:style-name="T30">not</text:span> a free-format language, but has a very strict set of rules for how the source code should be formatted. <text:span text:style-name="T23">The most important rules are the column position rules</text:span>: </text:p>
      <text:p text:style-name="P30"/>
      <text:p text:style-name="P30">Col. 1 <text:s text:c="3"/>: Blank, <text:span text:style-name="T25">or a "c" or "*" for comments</text:span></text:p>
      <text:p text:style-name="P30">Col. 2-5 <text:s/>: Statement label (optional)</text:p>
      <text:p text:style-name="P30">Col. 6 <text:s text:c="3"/>: Continuation of previous line (optional)</text:p>
      <text:p text:style-name="P30">Col. <text:span text:style-name="T25">7-72 : Statements</text:span></text:p>
      <text:p text:style-name="P30">Col. 73-80: Sequence number (optional, <text:span text:style-name="T44">rarely used today</text:span>)</text:p>
      <text:p text:style-name="P3"><text:soft-page-break/><text:span text:style-name="T44">Most lines in a Fortran 77 program starts with 6 blanks and</text:span><text:span text:style-name="T48"> ends before column 72</text:span>, i.e. only the statement field is used. Note that Fortran 90 allows free format. </text:p>
      <text:p text:style-name="P26">Comments</text:p>
      <text:p text:style-name="P3"><text:span text:style-name="T44">A line that begins with the letter "c" or an asterisk in the first column is a comment</text:span>. Comments may appear anywhere in the program. Well-written comments are crucial to program readability. Commercial Fortran codes often contain about 50% comments. You may also encounter Fortran programs that use the <text:span text:style-name="T25">exclamation mark (!) for comments</text:span>. <text:span text:style-name="T44">This is highly non-standard in Fortran 77, but is allowed in Fortran 90</text:span>. The exclamation mark may appear anywhere on a line (except in positions 2-6). </text:p>
      <text:p text:style-name="P26">Continuation</text:p>
      <text:p text:style-name="P3">Occasionally, a statement does not fit into one single line. One can then <text:span text:style-name="T23">break the statement into two or more lines</text:span>, and use the c<text:span text:style-name="T25">ontinuation mark in position 6</text:span>. Example: </text:p>
      <text:p text:style-name="P30"/>
      <text:p text:style-name="P30">c23456789 <text:span text:style-name="T2">(This demonstrates column position!)</text:span></text:p>
      <text:p text:style-name="P30"/>
      <text:p text:style-name="P30">c The next statement goes over two physical lines</text:p>
      <text:p text:style-name="P30"><text:span text:style-name="T9"><text:s text:c="6"/></text:span>area = 3.14159265358979</text:p>
      <text:p text:style-name="P30"><text:span text:style-name="T9"><text:s text:c="5"/></text:span>+ <text:s text:c="6"/>* r * r</text:p>
      <text:p text:style-name="P22">Any character can be used instead of the plus sign as a continuation character. <text:span text:style-name="T44">It is considered good programming style to use either the plus sign, an ampersand, or numbers (2 for the second line, 3 for the third, and so on).</text:span> </text:p>
      <text:p text:style-name="P26">Blank spaces</text:p>
      <text:p text:style-name="P3"><text:span text:style-name="T44">Blank spaces are ignored in Fortran 77</text:span>. So if you remove all blanks in a Fortran 77 program, the program is still syntactically correct but almost unreadable for humans. </text:p>
      <text:h text:style-name="P49" text:outline-level="1">3. Variables, types, and declarations</text:h>
      <text:p text:style-name="P26">Variable names</text:p>
      <text:p text:style-name="P3"><text:span text:style-name="T44">Variable names in Fortran consist of </text:span><text:span text:style-name="T25">1-6 characters</text:span><text:span text:style-name="T44"> chosen from the letters </text:span><text:span text:style-name="T50">a-z</text:span><text:span text:style-name="T44"> and the digits </text:span><text:span text:style-name="T50">0-9</text:span>. <text:span text:style-name="T48">The first character must be a letter</text:span>. (Note: Fortran 90 allows variable names of arbitrary length). <text:span text:style-name="T44">Fortran 77 does not distinguish between upper and lower case</text:span>, in fact, it assumes all input is upper case. However, nearly all Fortran 77 compilers will accept lower case. If you should ever encounter a Fortran 77 compiler that insists on upper case it is usually easy to convert the source code to all upper case. </text:p>
      <text:p text:style-name="P26"><text:soft-page-break/>Types and declarations</text:p>
      <text:p text:style-name="P3">Every variable <text:span text:style-name="T2">should</text:span> be defined in a <text:span text:style-name="T2">declaration</text:span>. This establishes the <text:span text:style-name="T2">type</text:span> of the variable. The most common declarations are: </text:p>
      <text:p text:style-name="P30"/>
      <text:p text:style-name="P30"><text:span text:style-name="T9"><text:s text:c="6"/></text:span>integer <text:s text:c="10"/><text:span text:style-name="T2">list of variables</text:span></text:p>
      <text:p text:style-name="P30"><text:span text:style-name="T9"><text:s text:c="6"/></text:span>real <text:s text:c="13"/><text:span text:style-name="T2">list of variables</text:span></text:p>
      <text:p text:style-name="P30"><text:span text:style-name="T9"><text:s text:c="6"/></text:span>double precision <text:s/><text:span text:style-name="T2">list of variables</text:span></text:p>
      <text:p text:style-name="P30"><text:span text:style-name="T9"><text:s text:c="6"/></text:span>complex <text:s text:c="10"/><text:span text:style-name="T2">list of variables</text:span></text:p>
      <text:p text:style-name="P30"><text:span text:style-name="T9"><text:s text:c="6"/></text:span>logical <text:s text:c="10"/><text:span text:style-name="T2">list of variables</text:span></text:p>
      <text:p text:style-name="P30"><text:span text:style-name="T9"><text:s text:c="6"/></text:span>character <text:s text:c="8"/><text:span text:style-name="T2">list of variables</text:span></text:p>
      <text:p text:style-name="P3"><text:span text:style-name="T25">The list of variables should consist of variable names separated by commas</text:span>. Each variable should be declared exactly once. If a variable is undeclared, Fortran 77 uses a set of <text:span text:style-name="T30">implicit rules</text:span> to establish the type. <text:span text:style-name="T25">This means all variables starting with the letters </text:span><text:span text:style-name="T33">i-n</text:span><text:span text:style-name="T25"> are integers and all others are real</text:span>. <text:span text:style-name="T44">Many old Fortran 77 programs uses these implicit rules, but </text:span><text:span text:style-name="T49">you should not!</text:span> The probability of errors in your program grows dramatically if you do not consistently declare your variables. <text:span text:style-name="T93">This statement:</text:span></text:p>
      <text:p text:style-name="P13"><text:tab/>implicit none</text:p>
      <text:p text:style-name="P10"><text:span text:style-name="T93">turn off implicit typing. T</text:span>his is an important statement which says that <text:span text:style-name="T25">all variables must be defined before use</text:span>. You should always include this line in all programs.</text:p>
      <text:p text:style-name="P26">Integers and floating point variables</text:p>
      <text:p text:style-name="P5">Fortran 77 has <text:span text:style-name="T44">only one type for integer variables</text:span>. Integers are usually stored as 32 bits (4 bytes) variables. Therefore, all integer variables should take on values in the range [-m,m] where m is approximately 2*10^9. </text:p>
      <text:p text:style-name="P5">Fortran 77 has <text:span text:style-name="T44">two different types for floating point variables</text:span>, called <text:span text:style-name="T35">real</text:span> and <text:span text:style-name="T35">double</text:span><text:span text:style-name="T33"> </text:span><text:span text:style-name="T35">precision</text:span>. While <text:span text:style-name="T15">real</text:span> is often adequate, some numerical calculations need very high precision and <text:span text:style-name="T15">double</text:span><text:span text:style-name="T10"> </text:span><text:span text:style-name="T15">precision</text:span> should be used. Usually <text:span text:style-name="T25">a real is a 4 byte variable</text:span> and the <text:span text:style-name="T25">double precision is 8 bytes</text:span>, but this is machine dependent. Some non-standard Fortran versions use the syntax <text:span text:style-name="T15">real*8</text:span> to denote 8 byte floating point variables. </text:p>
      <text:p text:style-name="P26">The <text:span text:style-name="T76">parameter</text:span> statement <text:span text:style-name="T55">//constant</text:span></text:p>
      <text:p text:style-name="P5"><text:span text:style-name="T44">Some constants appear many times in a program. It is then often desirable to define them only once, in the beginning of the program.</text:span> This is what the <text:span text:style-name="T38">parameter</text:span><text:span text:style-name="T25"> statement is for</text:span>. It also makes programs more readable. For example, the circle area program should have been written like this: </text:p>
      <text:p text:style-name="P30"/>
      <text:p text:style-name="P30"><text:span text:style-name="T9"><text:s text:c="6"/></text:span>program circle</text:p>
      <text:p text:style-name="P30"><text:span text:style-name="T9"><text:s text:c="6"/></text:span>real r, area, pi</text:p>
      <text:p text:style-name="P30"><text:span text:style-name="T9"><text:s text:c="6"/></text:span>parameter (pi = 3.14159)<text:span text:style-name="T55">//</text:span><text:span text:style-name="T56">parameter statement</text:span></text:p>
      <text:p text:style-name="P30">c This program reads a real number r and prints</text:p>
      <text:p text:style-name="P30">c the area of a circle with radius r.</text:p>
      <text:p text:style-name="P30"><text:span text:style-name="T9"><text:s text:c="6"/></text:span>write (*,*) 'Give radius r:'</text:p>
      <text:p text:style-name="P30"><text:span text:style-name="T9"><text:s text:c="6"/></text:span>read <text:s/>(*,*) r</text:p>
      <text:p text:style-name="P30"><text:soft-page-break/><text:span text:style-name="T9"><text:s text:c="6"/></text:span>area = pi*r*r</text:p>
      <text:p text:style-name="P30"><text:span text:style-name="T9"><text:s text:c="6"/></text:span>write (*,*) 'Area = ', area</text:p>
      <text:p text:style-name="P30"><text:span text:style-name="T9"><text:s text:c="6"/></text:span>stop</text:p>
      <text:p text:style-name="P30"><text:span text:style-name="T9"><text:s text:c="6"/></text:span>end</text:p>
      <text:p text:style-name="P3">The syntax of the parameter statement is </text:p>
      <text:p text:style-name="P30"><text:span text:style-name="T9"><text:s text:c="6"/></text:span>parameter (<text:span text:style-name="T2">name = constant, ... , name = constant</text:span>)</text:p>
      <text:p text:style-name="P7"><text:span text:style-name="T44">The </text:span><text:span text:style-name="T25">rules</text:span><text:span text:style-name="T44"> for the </text:span><text:span text:style-name="T51">parameter</text:span><text:span text:style-name="T53"> </text:span><text:span text:style-name="T44">statement are</text:span>: </text:p>
      <text:list xml:id="list2782810180904056975" text:style-name="L1">
        <text:list-item>
          <text:p text:style-name="P43"><text:span text:style-name="T75">The "variable" defined in the parameter statement is </text:span><text:span text:style-name="T42">not a variable but rather a constant</text:span><text:span text:style-name="T75"> whose value can never change</text:span> </text:p>
        </text:list-item>
        <text:list-item>
          <text:p text:style-name="P43">A "variable" can appear in <text:span text:style-name="T25">at most</text:span> one <text:span text:style-name="T15">parameter</text:span> statement </text:p>
        </text:list-item>
        <text:list-item>
          <text:p text:style-name="P43">The <text:span text:style-name="T15">parameter</text:span> statement(s) must come <text:span text:style-name="T25">before the first executable statement</text:span> </text:p>
        </text:list-item>
      </text:list>
      <text:p text:style-name="P11">Some <text:span text:style-name="T24">good reasons</text:span> to use the <text:span text:style-name="T15">parameter</text:span> statement are: </text:p>
      <text:list xml:id="list7452491823845871166" text:style-name="L2">
        <text:list-item>
          <text:p text:style-name="P44">it helps reduce the number of typ<text:span text:style-name="T81">o</text:span>s </text:p>
        </text:list-item>
        <text:list-item>
          <text:p text:style-name="P44">it is easy to change a constant that appears many times in a program </text:p>
        </text:list-item>
      </text:list>
      <text:h text:style-name="P49" text:outline-level="1">4. Expressions and assignment</text:h>
      <text:p text:style-name="P26">Constants</text:p>
      <text:p text:style-name="P3">The simplest form of an expression is a <text:span text:style-name="T30">constant</text:span>. There are 6 types of constants, corresponding to the 6 data types. Here are some integer constants: </text:p>
      <text:p text:style-name="P30"><text:span text:style-name="T9"><text:s text:c="6"/></text:span>1</text:p>
      <text:p text:style-name="P30"><text:span text:style-name="T9"><text:s text:c="6"/></text:span>0</text:p>
      <text:p text:style-name="P30"><text:span text:style-name="T9"><text:s text:c="6"/></text:span>-100</text:p>
      <text:p text:style-name="P30"><text:span text:style-name="T9"><text:s text:c="6"/></text:span>32767</text:p>
      <text:p text:style-name="P30"><text:span text:style-name="T9"><text:s text:c="6"/></text:span>+15</text:p>
      <text:p text:style-name="P3">Then we have real constants: </text:p>
      <text:p text:style-name="P30"><text:span text:style-name="T9"><text:s text:c="6"/></text:span>1.0</text:p>
      <text:p text:style-name="P30"><text:span text:style-name="T9"><text:s text:c="6"/></text:span>-0.25</text:p>
      <text:p text:style-name="P30"><text:span text:style-name="T9"><text:s text:c="6"/></text:span>2.0E6</text:p>
      <text:p text:style-name="P30"><text:span text:style-name="T9"><text:s text:c="6"/></text:span>3.333E-1</text:p>
      <text:p text:style-name="P3">The <text:span text:style-name="T44">E-notation</text:span> <text:span text:style-name="T25">means that you should multiply the constant by 10 raised to the power following the "E". </text:span>Hence, 2.0E6 is two million, while 3.333E-1 is approximately one third. </text:p>
      <text:p text:style-name="P3">For constants that <text:span text:style-name="T23">are larger than the largest real allowed</text:span>, or that requires <text:span text:style-name="T23">high precision</text:span>, double precision should be used. <text:span text:style-name="T44">The notation is the same as for real constants except </text:span><text:span text:style-name="T25">the "E" is replaced by a "D"</text:span>. Examples: </text:p>
      <text:p text:style-name="P30"><text:span text:style-name="T9"><text:s text:c="6"/></text:span>2.0D-1</text:p>
      <text:p text:style-name="P30"><text:span text:style-name="T9"><text:s text:c="6"/></text:span>1D99</text:p>
      <text:p text:style-name="P3"><text:soft-page-break/>Here 2.0D-1 is a double precision one-fifth, while 1D99 is a one followed by 99 zeros. </text:p>
      <text:p text:style-name="P3">The next type is <text:span text:style-name="T25">complex constants</text:span>. This is designated by a pair of constants (integer or real), separated by a comma and enclosed in parentheses. Examples are: </text:p>
      <text:p text:style-name="P30"><text:span text:style-name="T9"><text:s text:c="6"/></text:span>(2, -3)</text:p>
      <text:p text:style-name="P30"><text:span text:style-name="T9"><text:s text:c="6"/></text:span>(1., 9.9E-1)</text:p>
      <text:p text:style-name="P3"><text:span text:style-name="T44">The first number denotes the </text:span><text:span text:style-name="T25">real part</text:span><text:span text:style-name="T44"> and the second the </text:span><text:span text:style-name="T25">imaginary part</text:span>. </text:p>
      <text:p text:style-name="P3">The fifth type is <text:span text:style-name="T25">logical constants</text:span>. These can only have one of two values: </text:p>
      <text:p text:style-name="P30"><text:span text:style-name="T9"><text:s text:c="6"/></text:span>.TRUE.</text:p>
      <text:p text:style-name="P30"><text:span text:style-name="T9"><text:s text:c="6"/></text:span>.FALSE.</text:p>
      <text:p text:style-name="P3">Note that the <text:span text:style-name="T44">dots enclosing the letters</text:span><text:span text:style-name="T25"> are required</text:span>. </text:p>
      <text:p text:style-name="P3">The last type is <text:span text:style-name="T25">character constants</text:span>. These are most often used as an <text:span text:style-name="T30">array</text:span><text:span text:style-name="T25"> of characters, called a </text:span><text:span text:style-name="T30">string</text:span>. These consist of an arbitrary sequence of characters enclosed in apostrophes (single quotes): </text:p>
      <text:p text:style-name="P30"><text:span text:style-name="T9"><text:s text:c="6"/></text:span>'ABC'</text:p>
      <text:p text:style-name="P30"><text:span text:style-name="T9"><text:s text:c="6"/></text:span>'Anything goes!'</text:p>
      <text:p text:style-name="P30"><text:span text:style-name="T9"><text:s text:c="6"/></text:span>'It is a nice day'</text:p>
      <text:p text:style-name="P3"><text:span text:style-name="T25">Strings and character constants are case sensitive</text:span>. A problem arises if you want to have an apostrophe in the string itself. In this case, you should double the apostrophe: </text:p>
      <text:p text:style-name="P30"><text:span text:style-name="T9"><text:s text:c="6"/></text:span>'It''s a nice day'</text:p>
      <text:p text:style-name="P26">Expressions</text:p>
      <text:p text:style-name="P3">The simplest expressions are of the form </text:p>
      <text:p text:style-name="P30"><text:span text:style-name="T9"><text:s text:c="6"/></text:span><text:span text:style-name="T2">operand operator operand</text:span></text:p>
      <text:p text:style-name="P3">and an example is </text:p>
      <text:p text:style-name="P30"><text:span text:style-name="T9"><text:s text:c="6"/></text:span>x + y</text:p>
      <text:p text:style-name="P3">The result of an expression is itself an operand, hence we can nest expressions together like </text:p>
      <text:p text:style-name="P30"><text:span text:style-name="T9"><text:s text:c="6"/></text:span>x + 2 * y </text:p>
      <text:p text:style-name="P3">This raises the question of precedence: Does the last expression mean <text:span text:style-name="T10">x + (2*y)</text:span> or <text:span text:style-name="T10">(x+2)*y</text:span>? <text:span text:style-name="T44">The precedence of arithmetic operators in Fortran 77 are (from highest to lowest): </text:span></text:p>
      <text:p text:style-name="P30"><text:span text:style-name="T9"><text:s text:c="6"/></text:span><text:span text:style-name="T24">** <text:s text:c="2"/></text:span><text:span text:style-name="T32">{exponentiation}</text:span></text:p>
      <text:p text:style-name="P36"><text:span text:style-name="T9"><text:s text:c="6"/></text:span>*,/ <text:s/><text:span text:style-name="T2">{multiplication, division}</text:span></text:p>
      <text:p text:style-name="P36"><text:span text:style-name="T9"><text:s text:c="6"/></text:span>+,- <text:s/><text:span text:style-name="T2">{addition, subtraction}</text:span></text:p>
      <text:p text:style-name="P3">All these operators are calculated <text:span text:style-name="T25">left-to-right</text:span>, except the <text:span text:style-name="T25">exponentiation operator **, which has right-to-left precedence</text:span>. If you want to change the default evaluation order, you can use parentheses. </text:p>
      <text:p text:style-name="P3">The above operators are all binary operators. there is also the unary operator <text:span text:style-name="T10">-</text:span> for negation, which takes precedence over the others. Hence an expression like <text:span text:style-name="T10">-x+y</text:span> means what you would expect. </text:p>
      <text:p text:style-name="P3">Extreme caution must be taken when <text:span text:style-name="T25">using the division operator, which has a quite different meaning for integers and reals</text:span>. If the operands are both integers, an integer division is performed, otherwise a real arithmetic division is performed. For example, 3/2 equals 1, while 3./2. equals 1.5. </text:p>
      <text:p text:style-name="P26"><text:soft-page-break/>Assignment</text:p>
      <text:p text:style-name="P3">The assignment has the form </text:p>
      <text:p text:style-name="P30"><text:span text:style-name="T9"><text:s text:c="6"/></text:span><text:span text:style-name="T2">variable_name</text:span> = <text:span text:style-name="T2">expression</text:span></text:p>
      <text:p text:style-name="P3"><text:span text:style-name="T44">The interpretation is as follows: Evaluate the right hand side and assign the resulting value to the variable on the left.</text:span> The expression on the right may contain other variables, but these never change value! For example, </text:p>
      <text:p text:style-name="P30"><text:span text:style-name="T9"><text:s text:c="6"/></text:span>area = pi * r**2</text:p>
      <text:p text:style-name="P3">does not change the value of <text:span text:style-name="T10">pi</text:span> or <text:span text:style-name="T10">r</text:span>, only <text:span text:style-name="T10">area</text:span>. </text:p>
      <text:p text:style-name="P26">Type conversion</text:p>
      <text:p text:style-name="P3">When different data types occur in the same expression, <text:span text:style-name="T49">type conversion</text:span><text:span text:style-name="T44"> has to take place</text:span>, either explicitly or implicitly. Fortran will do some type conversion implicitly. For example, </text:p>
      <text:p text:style-name="P30"><text:span text:style-name="T9"><text:s text:c="6"/></text:span>real x</text:p>
      <text:p text:style-name="P30"><text:span text:style-name="T9"><text:s text:c="6"/></text:span>x = x + 1</text:p>
      <text:p text:style-name="P3">will <text:span text:style-name="T25">convert the integer one to the real number one</text:span>, and has the desired effect of incrementing x by one. However, in more complicated expressions, it is good programming practice to force the necessary type conversions explicitly. For numbers, the following functions are available: </text:p>
      <text:p text:style-name="P30"><text:span text:style-name="T9"><text:s text:c="6"/></text:span>int</text:p>
      <text:p text:style-name="P30"><text:span text:style-name="T9"><text:s text:c="6"/></text:span>real</text:p>
      <text:p text:style-name="P30"><text:span text:style-name="T9"><text:s text:c="6"/></text:span>dble</text:p>
      <text:p text:style-name="P30"><text:span text:style-name="T9"><text:s text:c="6"/></text:span>ichar</text:p>
      <text:p text:style-name="P30"><text:span text:style-name="T9"><text:s text:c="6"/></text:span>char</text:p>
      <text:p text:style-name="P3">The first three have the obvious meaning. <text:span text:style-name="T50">ichar</text:span><text:span text:style-name="T44"> takes a character and converts it to an integer, while </text:span><text:span text:style-name="T51">char</text:span><text:span text:style-name="T44"> does exactly the opposite.</text:span> </text:p>
      <text:p text:style-name="P3">Example: How to multiply two real variables <text:span text:style-name="T10">x</text:span> and <text:span text:style-name="T10">y</text:span> using double precision and store the result in the double precision variable <text:span text:style-name="T10">w</text:span>: </text:p>
      <text:p text:style-name="P30"><text:span text:style-name="T9"><text:s text:c="6"/></text:span>w = dble(x)*dble(y)</text:p>
      <text:p text:style-name="P3">Note that this is different from </text:p>
      <text:p text:style-name="P30"><text:span text:style-name="T9"><text:s text:c="6"/></text:span>w = dble(x*y)</text:p>
      <text:h text:style-name="P49" text:outline-level="1">5. Logical expressions</text:h>
      <text:p text:style-name="P3">Logical expressions can only have the value <text:span text:style-name="T33">.TRUE.</text:span> or <text:span text:style-name="T33">.FALSE.</text:span>. A logical expression can be formed by comparing arithmetic expressions using the following <text:span text:style-name="T2">relational operators</text:span>: </text:p>
      <text:p text:style-name="P30"><text:span text:style-name="T9"><text:s text:c="6"/></text:span>.LT. <text:s/>means <text:s text:c="2"/>less than (&lt;) <text:s text:c="5"/></text:p>
      <text:p text:style-name="P30"><text:span text:style-name="T9"><text:s text:c="6"/></text:span>.LE. <text:s text:c="9"/>less than or equal (&lt;=)</text:p>
      <text:p text:style-name="P30"><text:span text:style-name="T9"><text:s text:c="6"/></text:span>.GT. <text:s text:c="9"/>greater than (&gt;)</text:p>
      <text:p text:style-name="P30"><text:span text:style-name="T9"><text:s text:c="6"/></text:span>.GE. <text:s text:c="9"/>greater than or equal (&gt;=)</text:p>
      <text:p text:style-name="P30"><text:span text:style-name="T9"><text:s text:c="6"/></text:span>.EQ. <text:s text:c="9"/>equal (=)</text:p>
      <text:p text:style-name="P30"><text:span text:style-name="T9"><text:s text:c="6"/></text:span>.NE. <text:s text:c="9"/>not equal (/=)</text:p>
      <text:p text:style-name="P16">So you <text:span text:style-name="T95">cannot</text:span> use symbols like<text:span text:style-name="T82">'</text:span> &lt; <text:span text:style-name="T82">'</text:span>or <text:span text:style-name="T82">'</text:span>=<text:span text:style-name="T82">'</text:span> for comparisons in Fortran 77. </text:p>
      <text:p text:style-name="P16"><text:soft-page-break/>For example: <text:s/>(x.eq.y) is valid while (x=y) is not valid in Fortran 77.<text:span text:style-name="T17">&lt;or = for comparison in Fortran 77, but you have to use the correct two-letter abbreviation enclosed by dots! (Such symbols are allowed in Fortran 90, though.) &gt;</text:span></text:p>
      <text:p text:style-name="P11">Logical expressions can be combined by the <text:span text:style-name="T32">logical operators</text:span> <text:span text:style-name="T34">.AND. .OR. .NOT.</text:span> which have the obvious meaning. </text:p>
      <text:p text:style-name="P26">Logical variables and assignment</text:p>
      <text:p text:style-name="P26"><text:span text:style-name="T5">Truth values can be stored in </text:span><text:span text:style-name="T6">logical variables</text:span><text:span text:style-name="T5">. The assignment is analogous to the arithmetic assignment. Example: </text:span></text:p>
      <text:p text:style-name="P30"><text:span text:style-name="T9"><text:s text:c="6"/></text:span>logical a, b</text:p>
      <text:p text:style-name="P30"><text:span text:style-name="T9"><text:s text:c="6"/></text:span>a = .TRUE.</text:p>
      <text:p text:style-name="P30"><text:span text:style-name="T9"><text:s text:c="6"/></text:span>b = a .AND. 3 .LT. 5/2</text:p>
      <text:p text:style-name="P5"><text:span text:style-name="T44">The order of precedence is important</text:span>, as the last example shows. <text:span text:style-name="T25">The rule is that arithmetic expressions are evaluated first</text:span><text:span text:style-name="T28">(5/2)</text:span><text:span text:style-name="T25">, then relational operators</text:span><text:span text:style-name="T28">(.AND.)</text:span><text:span text:style-name="T25">, and finally logical operators</text:span><text:span text:style-name="T28">(.LT.)</text:span>. Hence b will be assigned <text:span text:style-name="T10">.FALSE.</text:span> in the example above. </text:p>
      <text:p text:style-name="P3">Logical variables are seldom used in Fortran. But logical expressions are frequently used in conditional statements like the <text:span text:style-name="T10">if</text:span> statement. </text:p>
      <text:h text:style-name="P49" text:outline-level="1">6. The<text:span text:style-name="T88"> </text:span><text:span text:style-name="T16">if</text:span><text:span text:style-name="T88"> </text:span>statements </text:h>
      <text:p text:style-name="P3">An important part of any programming language are the <text:span text:style-name="T30">conditional statements</text:span>. The most common such statement in Fortran is the <text:span text:style-name="T10">if </text:span>statement, which actually has several forms. The simplest one is the logical <text:span text:style-name="T10">if</text:span> statement: </text:p>
      <text:p text:style-name="P30"><text:span text:style-name="T9"><text:s text:c="6"/></text:span>if (<text:span text:style-name="T2">logical expression</text:span>) <text:span text:style-name="T2">executable statement</text:span></text:p>
      <text:p text:style-name="P3">This has to be written on one line. This example finds the absolute value of x: </text:p>
      <text:p text:style-name="P30"><text:span text:style-name="T9"><text:s text:c="6"/></text:span>if (x .LT. 0) x = -x</text:p>
      <text:p text:style-name="P3">If more than one statement should be executed inside the <text:span text:style-name="T10">if</text:span>, then the following syntax should be used: </text:p>
      <text:p text:style-name="P30"><text:span text:style-name="T9"><text:s text:c="6"/></text:span>if (<text:span text:style-name="T2">logical expression</text:span>) then</text:p>
      <text:p text:style-name="P30"><text:span text:style-name="T9"><text:s text:c="9"/></text:span><text:span text:style-name="T2">statements</text:span></text:p>
      <text:p text:style-name="P30"><text:span text:style-name="T9"><text:s text:c="6"/></text:span>endif</text:p>
      <text:p text:style-name="P3">The most general form of the <text:span text:style-name="T10">if</text:span> statement has the following form: </text:p>
      <text:p text:style-name="P30"><text:span text:style-name="T9"><text:s text:c="6"/></text:span>if (<text:span text:style-name="T2">logical expression</text:span>) then</text:p>
      <text:p text:style-name="P30"><text:span text:style-name="T9"><text:s text:c="9"/></text:span><text:span text:style-name="T2">statements</text:span></text:p>
      <text:p text:style-name="P30"><text:span text:style-name="T9"><text:s text:c="6"/></text:span>elseif (<text:span text:style-name="T2">logical expression</text:span>) then</text:p>
      <text:p text:style-name="P30"><text:span text:style-name="T9"><text:s text:c="9"/></text:span><text:span text:style-name="T2">statements</text:span></text:p>
      <text:p text:style-name="P30"><text:span text:style-name="T9"><text:s text:c="7"/></text:span>:</text:p>
      <text:p text:style-name="P30"><text:span text:style-name="T9"><text:s text:c="7"/></text:span>:</text:p>
      <text:p text:style-name="P30"><text:span text:style-name="T9"><text:s text:c="6"/></text:span>else</text:p>
      <text:p text:style-name="P30"><text:span text:style-name="T9"><text:s text:c="9"/></text:span><text:span text:style-name="T2">statements</text:span></text:p>
      <text:p text:style-name="P30"><text:span text:style-name="T9"><text:s text:c="6"/></text:span>endif</text:p>
      <text:p text:style-name="P5">The execution flow is <text:span text:style-name="T25">from top to bottom</text:span>. The conditional expressions are evaluated in sequence until one is found to be true. Then the associated code is executed and the control jumps to the next statement after the <text:span text:style-name="T10">endif</text:span>. </text:p>
      <text:p text:style-name="P26"><text:soft-page-break/>Nested <text:span text:style-name="T15">if</text:span><text:span text:style-name="T8"> </text:span>statements</text:p>
      <text:p text:style-name="P3"><text:span text:style-name="T10">if</text:span> statements can be nested in several levels. To ensure readability, it is important to <text:span text:style-name="T25">use proper indentation</text:span>. Here is an example: </text:p>
      <text:p text:style-name="P30"><text:span text:style-name="T9"><text:s text:c="6"/></text:span>if (x .GT. 0) then</text:p>
      <text:p text:style-name="P30"><text:span text:style-name="T9"><text:s text:c="9"/></text:span>if (x .GE. y) then</text:p>
      <text:p text:style-name="P30"><text:span text:style-name="T9"><text:s text:c="12"/></text:span>write(*,*) 'x is positive and x = y'</text:p>
      <text:p text:style-name="P30"><text:span text:style-name="T9"><text:s text:c="9"/></text:span>else</text:p>
      <text:p text:style-name="P30"><text:span text:style-name="T9"><text:s text:c="12"/></text:span>write(*,*) 'x is positive but x &lt; y'</text:p>
      <text:p text:style-name="P30"><text:span text:style-name="T9"><text:s text:c="9"/></text:span>endif</text:p>
      <text:p text:style-name="P30"><text:span text:style-name="T9"><text:s text:c="6"/></text:span>elseif (x .LT. 0) then</text:p>
      <text:p text:style-name="P30"><text:span text:style-name="T9"><text:s text:c="9"/></text:span>write(*,*) 'x is negative'</text:p>
      <text:p text:style-name="P30"><text:span text:style-name="T9"><text:s text:c="6"/></text:span>else</text:p>
      <text:p text:style-name="P30"><text:span text:style-name="T9"><text:s text:c="9"/></text:span>write(*,*) 'x is zero'</text:p>
      <text:p text:style-name="P30"><text:span text:style-name="T9"><text:s text:c="6"/></text:span>endif</text:p>
      <text:p text:style-name="P3">You should avoid nesting many levels of <text:span text:style-name="T10">if</text:span> statements since things get hard to follow. </text:p>
      <text:h text:style-name="P49" text:outline-level="1">7. Loops</text:h>
      <text:p text:style-name="P5">For repeated execution of similar things, <text:span text:style-name="T2">loops</text:span> are used. If you are familiar with other programming languages you have probably heard about<text:span text:style-name="T83"> </text:span><text:span text:style-name="T85">for</text:span><text:span text:style-name="T86">-loops</text:span><text:span text:style-name="T84">, </text:span><text:span text:style-name="T85">while</text:span><text:span text:style-name="T86">-loops</text:span><text:span text:style-name="T84">, and </text:span><text:span text:style-name="T85">until</text:span><text:span text:style-name="T86">-loops</text:span>. <text:span text:style-name="T44">Fortran 77 has only one loop construct, called the </text:span><text:span text:style-name="T39">do</text:span><text:span text:style-name="T40">-loop</text:span>. The <text:span text:style-name="T15">do</text:span>-<text:span text:style-name="T77">loop</text:span> corresponds to what is known as a <text:span text:style-name="T78">for</text:span><text:span text:style-name="T77">-</text:span><text:span text:style-name="T80">loop</text:span> in other languages. Other loop constructs have to be simulated using the <text:span text:style-name="T10">if</text:span> and <text:span text:style-name="T15">goto</text:span> statements. </text:p>
      <text:p text:style-name="P26">do-loops</text:p>
      <text:p text:style-name="P3">The <text:span text:style-name="T15">do</text:span>-<text:span text:style-name="T77">loop</text:span> is used for simple counting. Here is a simple example that prints the cumulative sums of the integers from 1 through n (assume n has been assigned a value elsewhere): </text:p>
      <text:p text:style-name="P30"><text:span text:style-name="T9"><text:s text:c="6"/></text:span>integer i, n, sum</text:p>
      <text:p text:style-name="P30"><text:span text:style-name="T9"><text:s text:c="6"/></text:span>sum = 0</text:p>
      <text:p text:style-name="P30"><text:span text:style-name="T9"><text:s text:c="6"/></text:span>do 10 i = 1, n</text:p>
      <text:p text:style-name="P30"><text:span text:style-name="T9"><text:s text:c="9"/></text:span>sum = sum + i</text:p>
      <text:p text:style-name="P30"><text:span text:style-name="T9"><text:s text:c="9"/></text:span>write(*,*) 'i =', i</text:p>
      <text:p text:style-name="P30"><text:span text:style-name="T9"><text:s text:c="9"/></text:span>write(*,*) 'sum =', sum</text:p>
      <text:p text:style-name="P30"><text:span text:style-name="T9"><text:s text:c="2"/></text:span>10 <text:s/>continue</text:p>
      <text:p text:style-name="P5">The number 10 is a statement <text:span text:style-name="T2">label</text:span>. Typically, there will be many loops and other statements in a single program that require a statement label. <text:span text:style-name="T44">The programmer is responsible for assigning a unique number to each label in each program (or subprogram)</text:span>. Recall that column positions 2-5 are reserved for statement labels. The numerical value of statement labels have no significance, so any integer numbers can be used. Typically, most programmers increment labels by 10 at a time. </text:p>
      <text:p text:style-name="P5">The variable defined in the <text:span text:style-name="T15">do</text:span>-statement is incremented by 1 by default. However, you can define any other integer to be the <text:span text:style-name="T2">step</text:span>. This program segment prints the even numbers between 1 and 10 in decreasing order: </text:p>
      <text:p text:style-name="P30"><text:span text:style-name="T9"><text:s text:c="6"/></text:span>integer i</text:p>
      <text:p text:style-name="P32"><text:s/></text:p>
      <text:p text:style-name="P30"><text:span text:style-name="T9"><text:s text:c="6"/></text:span>do 20 i = 10, 1, -2</text:p>
      <text:p text:style-name="P30"><text:soft-page-break/><text:span text:style-name="T9"><text:s text:c="9"/></text:span>write(*,*) 'i =', i</text:p>
      <text:p text:style-name="P30"><text:span text:style-name="T9"><text:s text:c="2"/></text:span>20 <text:s/>continue</text:p>
      <text:p text:style-name="P3"><text:span text:style-name="T44">The general form of the </text:span><text:span text:style-name="T51">do</text:span><text:span text:style-name="T44"> loop is as follows</text:span>: </text:p>
      <text:p text:style-name="P30"><text:span text:style-name="T9"><text:s text:c="6"/></text:span>do <text:span text:style-name="T2">label <text:s/>var = <text:s/>expr1, expr2, expr3</text:span></text:p>
      <text:p text:style-name="P30"><text:span text:style-name="T9"><text:s text:c="9"/></text:span><text:span text:style-name="T2">statements</text:span><text:span text:style-name="T60">//</text:span><text:span text:style-name="T61">var can`t be changed in statements of the loop</text:span></text:p>
      <text:p text:style-name="P30"><text:span text:style-name="T2">label</text:span> continue</text:p>
      <text:p text:style-name="P3"><text:span text:style-name="T30">var</text:span> <text:span text:style-name="T44">is the loop variable (often called the </text:span><text:span text:style-name="T49">loop index</text:span><text:span text:style-name="T44">) which must be integer</text:span>. <text:span text:style-name="T30">expr1</text:span><text:span text:style-name="T25"> specifies the initial value of </text:span><text:span text:style-name="T30">var</text:span>, <text:span text:style-name="T30">expr2</text:span><text:span text:style-name="T25"> is the terminating bound</text:span>, and <text:span text:style-name="T30">expr3</text:span><text:span text:style-name="T25"> is the increment (step)</text:span>. </text:p>
      <text:p text:style-name="P3">Note: <text:span text:style-name="T55">The </text:span><text:span text:style-name="T65">do</text:span><text:span text:style-name="T69">-</text:span><text:span text:style-name="T66">loop</text:span><text:span text:style-name="T55"> variable must never be changed by other statements within the loop!</text:span> This will cause great confusion. </text:p>
      <text:p text:style-name="P5">Many Fortran 77 compilers allow <text:span text:style-name="T77">do-loops</text:span> to be closed by the <text:span text:style-name="T77">enddo</text:span> statement. The advantage of this is that the statement label can then be omitted since it is assumed that an <text:span text:style-name="T77">enddo</text:span> closes the nearest previous <text:span text:style-name="T15">do</text:span> statement. The <text:span text:style-name="T77">enddo</text:span> construct is widely used, but it is not a part of ANSI Fortran 77. </text:p>
      <text:p text:style-name="P26">while-loops</text:p>
      <text:p text:style-name="P11">The most intuitive way to write a <text:span text:style-name="T36">while</text:span><text:span text:style-name="T43">-</text:span><text:span text:style-name="T37">loop</text:span> is </text:p>
      <text:p text:style-name="P30"/>
      <text:p text:style-name="P30"><text:span text:style-name="T9"><text:s text:c="6"/></text:span>while <text:span text:style-name="T2">(logical expr)</text:span> do</text:p>
      <text:p text:style-name="P30"><text:span text:style-name="T9"><text:s text:c="9"/></text:span><text:span text:style-name="T2">statements</text:span></text:p>
      <text:p text:style-name="P30"><text:span text:style-name="T9"><text:s text:c="6"/></text:span>enddo</text:p>
      <text:p text:style-name="P3">or alternatively, </text:p>
      <text:p text:style-name="P30"/>
      <text:p text:style-name="P30"><text:span text:style-name="T9"><text:s text:c="6"/></text:span>do while <text:span text:style-name="T2">(logical expr)</text:span> </text:p>
      <text:p text:style-name="P30"><text:span text:style-name="T9"><text:s text:c="9"/></text:span><text:span text:style-name="T2">statements</text:span></text:p>
      <text:p text:style-name="P30"><text:span text:style-name="T9"><text:s text:c="6"/></text:span>enddo</text:p>
      <text:p text:style-name="P5"><text:span text:style-name="T25">The statements in the body will be repeated as long as the condition in the </text:span><text:span text:style-name="T35">while</text:span><text:span text:style-name="T25"> statement is true.</text:span> Even though this syntax is accepted by many compilers, it is not ANSI Fortran 77. <text:span text:style-name="T44">The correct </text:span><text:span text:style-name="T53">way is</text:span><text:span text:style-name="T44"> to use </text:span><text:span text:style-name="T51">if</text:span><text:span text:style-name="T44"> and </text:span><text:span text:style-name="T51">goto</text:span><text:span text:style-name="T44">: </text:span></text:p>
      <text:p text:style-name="P30"><text:span text:style-name="T2">label</text:span> if <text:span text:style-name="T2">(logical expr)</text:span> then</text:p>
      <text:p text:style-name="P30"><text:span text:style-name="T9"><text:s text:c="9"/></text:span><text:span text:style-name="T2">statements</text:span></text:p>
      <text:p text:style-name="P30"><text:span text:style-name="T9"><text:s text:c="9"/></text:span>goto <text:span text:style-name="T2">label</text:span></text:p>
      <text:p text:style-name="P30"><text:span text:style-name="T9"><text:s text:c="6"/></text:span>endif </text:p>
      <text:p text:style-name="P3">Here is an example that calculates and prints all the powers of two that are less than or equal to 100: </text:p>
      <text:p text:style-name="P30"><text:span text:style-name="T9"><text:s text:c="5"/></text:span>integer n</text:p>
      <text:p text:style-name="P30"/>
      <text:p text:style-name="P30"><text:span text:style-name="T9"><text:s text:c="5"/></text:span>n = 1</text:p>
      <text:p text:style-name="P30"><text:span text:style-name="T9"><text:s text:c="2"/></text:span>10 if (n .le. 100) then</text:p>
      <text:p text:style-name="P30"><text:span text:style-name="T9"><text:s text:c="8"/></text:span>n = 2*n</text:p>
      <text:p text:style-name="P30"><text:span text:style-name="T9"><text:s text:c="8"/></text:span>write (*,*) n</text:p>
      <text:p text:style-name="P30"><text:span text:style-name="T9"><text:s text:c="8"/></text:span>goto 10</text:p>
      <text:p text:style-name="P30"><text:span text:style-name="T9"><text:s text:c="5"/></text:span>endif</text:p>
      <text:p text:style-name="P26"><text:soft-page-break/>until-loops</text:p>
      <text:p text:style-name="P3">If the <text:span text:style-name="T44">termination criterion is at the end instead of the beginning</text:span>, <text:span text:style-name="T22">it is often called an </text:span><text:span text:style-name="T25">until-loop</text:span>. The pseudocode looks like this: </text:p>
      <text:p text:style-name="P30"><text:span text:style-name="T9"><text:s text:c="6"/></text:span>do</text:p>
      <text:p text:style-name="P30"><text:span text:style-name="T9"><text:s text:c="9"/></text:span><text:span text:style-name="T2">statements</text:span></text:p>
      <text:p text:style-name="P30"><text:span text:style-name="T9"><text:s text:c="6"/></text:span>until <text:span text:style-name="T2">(logical expr)</text:span></text:p>
      <text:p text:style-name="P3">Again, this should be implemented in Fortran 77 by using <text:span text:style-name="T15">if</text:span> and <text:span text:style-name="T15">goto</text:span>: </text:p>
      <text:p text:style-name="P30"><text:span text:style-name="T2">label</text:span> continue</text:p>
      <text:p text:style-name="P30"><text:span text:style-name="T9"><text:s text:c="9"/></text:span><text:span text:style-name="T2">statements</text:span></text:p>
      <text:p text:style-name="P30"><text:span text:style-name="T9"><text:s text:c="6"/></text:span>if <text:span text:style-name="T2">(logical expr)</text:span> goto <text:span text:style-name="T2">label</text:span></text:p>
      <text:p text:style-name="P3">Note that the logical expression in the latter version should be the negation of the expression given in the pseudocode! </text:p>
      <text:h text:style-name="P49" text:outline-level="1">8. Arrays</text:h>
      <text:p text:style-name="P5">Many scientific computations use vectors and matrices. The data type Fortran uses for representing such objects is the <text:span text:style-name="T2">array</text:span>. <text:span text:style-name="T44">A one-dimensional array corresponds to a vector</text:span>, while a<text:span text:style-name="T44"> two-dimensional array corresponds to a matrix</text:span>. To fully understand how this works in Fortran 77, you will have to know not only the syntax for usage, but also how these objects are stored in memory in Fortran 77. </text:p>
      <text:p text:style-name="P26">One-dimensional arrays</text:p>
      <text:p text:style-name="P3">The simplest array is the one-dimensional array, which is <text:span text:style-name="T25">just a linear sequence of elements stored consecutively in memory</text:span>. For example, the declaration </text:p>
      <text:p text:style-name="P30"><text:tab/>real a(20)</text:p>
      <text:p text:style-name="P3">declares <text:span text:style-name="T15">a</text:span> as a real array of length 20. That is, <text:span text:style-name="T15">a</text:span> consists of 20 real numbers stored contiguously in memory. By convention, <text:span text:style-name="T44">Fortran arrays are </text:span><text:span text:style-name="T48">indexed from 1 and up</text:span><text:span text:style-name="T59">(//different with basic C/C++ index)</text:span>. Thus the <text:span text:style-name="T25">first number</text:span> in the array is denoted by <text:span text:style-name="T35">a(1)</text:span> and <text:span text:style-name="T25">the last</text:span> by <text:span text:style-name="T35">a(20)</text:span>. However, <text:span text:style-name="T44">you may define an arbitrary index range for your arrays using the following syntax: </text:span></text:p>
      <text:p text:style-name="P30"><text:span text:style-name="T9"><text:s text:c="6"/></text:span>real b(0:19), weird(-162:237)<text:span text:style-name="T70">//</text:span><text:span text:style-name="T71">self definition</text:span></text:p>
      <text:p text:style-name="P3">Here, <text:span text:style-name="T15">b</text:span> is exactly similar to <text:span text:style-name="T15">a</text:span> from the previous example, except the index runs from 0 through 19. <text:span text:style-name="T15">weird</text:span> is an array of length 237-(-162)+1 = 400. </text:p>
      <text:p text:style-name="P3">The type of an array element can be any of the basic data types. Examples: </text:p>
      <text:p text:style-name="P30"><text:span text:style-name="T9"><text:s text:c="6"/></text:span>integer i(10)<text:span text:style-name="T70">//</text:span><text:span text:style-name="T72">default indexed from 1 to up</text:span></text:p>
      <text:p text:style-name="P30"><text:span text:style-name="T9"><text:s text:c="6"/></text:span>logical aa(0:1)</text:p>
      <text:p text:style-name="P30"><text:span text:style-name="T9"><text:s text:c="6"/></text:span>double precision x(100)</text:p>
      <text:p text:style-name="P3">Each element of an array can be thought of as a separate variable. You reference the i'th element of array <text:span text:style-name="T15">a</text:span> by <text:span text:style-name="T15">a(i)</text:span>. Here is a code segment that stores the 10 first square numbers in the array <text:span text:style-name="T15">sq</text:span><text:span text:style-name="T8">:</text:span> </text:p>
      <text:p text:style-name="P30"><text:span text:style-name="T9"><text:s text:c="6"/></text:span>integer i, sq(10)</text:p>
      <text:p text:style-name="P30"/>
      <text:p text:style-name="P30"><text:span text:style-name="T9"><text:s text:c="6"/></text:span>do 100 i = 1, 10</text:p>
      <text:p text:style-name="P30"><text:soft-page-break/><text:span text:style-name="T9"><text:s text:c="9"/></text:span>sq(i) = i**2</text:p>
      <text:p text:style-name="P30"><text:span text:style-name="T9"><text:s text:c="2"/></text:span>100 continue</text:p>
      <text:p text:style-name="P3"><text:span text:style-name="T44">A common bug in Fortran is that the program tries to access array elements that are out of bounds or undefined</text:span>.<text:span text:style-name="T73">(</text:span><text:span text:style-name="T70">//</text:span><text:span text:style-name="T73">never cross the boundary of the array)</text:span> This is the responsibility of the programmer, and the Fortran compiler will not detect any such bugs! </text:p>
      <text:p text:style-name="P26">Two-dimensional arrays</text:p>
      <text:p text:style-name="P3">Matrices are very important in linear algebra. Matrices are usually represented by two-dimensional arrays. For example, the declaration </text:p>
      <text:p text:style-name="P30"><text:tab/>real A(3,5)</text:p>
      <text:p text:style-name="P3">defines a two-dimensional array of 3*5=15 real numbers. <text:span text:style-name="T44">It is useful to think of the first index as the row index, and the second as the column index.</text:span> Hence we get the graphical picture: </text:p>
      <text:p text:style-name="P30"><text:span text:style-name="T9"><text:s text:c="3"/></text:span>(1,1) <text:s/>(1,2) <text:s/>(1,3) <text:s/>(1,4) <text:s/>(1,5)</text:p>
      <text:p text:style-name="P30"><text:span text:style-name="T9"><text:s text:c="3"/></text:span>(2,1) <text:s/>(2,2) <text:s/>(2,3) <text:s/>(2,4) <text:s/>(2,5)</text:p>
      <text:p text:style-name="P30"><text:span text:style-name="T9"><text:s text:c="3"/></text:span>(3,1) <text:s/>(3,2) <text:s/>(3,3) <text:s/>(3,4) <text:s/>(3,5)</text:p>
      <text:p text:style-name="P3"><text:span text:style-name="T44">Two-dimensional arrays may also have indices in an arbitrary defined range.</text:span> The<text:span text:style-name="T25"> general syntax for declarations is</text:span>: </text:p>
      <text:p text:style-name="P30"><text:span text:style-name="T9"><text:s text:c="5"/></text:span><text:span text:style-name="T2">name (low_index1 : hi_index1, low_index2 : hi_index2)</text:span></text:p>
      <text:p text:style-name="P3">The total size of the array is then </text:p>
      <text:p text:style-name="P30"><text:span text:style-name="T9"><text:s text:c="5"/></text:span><text:span text:style-name="T2">size = (hi_index1-low_index1</text:span><text:span text:style-name="T30">+1</text:span><text:span text:style-name="T2">)*(hi_index2-low_index2</text:span><text:span text:style-name="T30">+1</text:span><text:span text:style-name="T2">)</text:span></text:p>
      <text:p text:style-name="P3"><text:span text:style-name="T25">It is quite common in Fortran to declare arrays that are larger than the matrix we want to store</text:span>. <text:span text:style-name="T48">(This is because Fortran does not have dynamic storage allocation.)</text:span> This is perfectly legal. Example: </text:p>
      <text:p text:style-name="P30"><text:span text:style-name="T9"><text:s text:c="6"/></text:span>real A(3,5)</text:p>
      <text:p text:style-name="P30"><text:span text:style-name="T9"><text:s text:c="6"/></text:span>integer i,j</text:p>
      <text:p text:style-name="P30">c</text:p>
      <text:p text:style-name="P30">c <text:s text:c="4"/>We will only use the upper 3 by 3 part of this array.</text:p>
      <text:p text:style-name="P30">c</text:p>
      <text:p text:style-name="P30"><text:span text:style-name="T9"><text:s text:c="6"/></text:span>do 20 j = 1, 3</text:p>
      <text:p text:style-name="P30"><text:span text:style-name="T9"><text:s text:c="9"/></text:span>do 10 i = 1, 3</text:p>
      <text:p text:style-name="P30"><text:span text:style-name="T9"><text:s text:c="12"/></text:span>a(i,j) = real(i)/real(j)</text:p>
      <text:p text:style-name="P30"><text:span text:style-name="T9"><text:s text:c="3"/></text:span>10 <text:s text:c="3"/>continue</text:p>
      <text:p text:style-name="P30"><text:span text:style-name="T9"><text:s text:c="3"/></text:span>20 continue</text:p>
      <text:p text:style-name="P3">The elements in the submatrix A(1:3,4:5) are undefined. Do not assume these elements are initialized to zero by the compiler (some compilers will do this, but not all). </text:p>
      <text:p text:style-name="P26">Storage format for 2-dimensional arrays</text:p>
      <text:p text:style-name="P5">Fortran stores higher dimensional arrays <text:span text:style-name="T25">as a contiguous linear sequence of elements</text:span>. <text:span text:style-name="T44">It is important to know that 2-dimensional arrays are stored</text:span><text:span text:style-name="T22"> </text:span><text:span text:style-name="T31">by column</text:span>. So in the above example, array element (1,2) will follow element (3,1). Then follows the rest of the second column<text:span text:style-name="T26">(2,2),(3,2)</text:span>, thereafter the third column, and so on. </text:p>
      <text:p text:style-name="P5">Consider again the example where we only use the upper 3 by 3 submatrix of the 3 by 5 array <text:span text:style-name="T10">A(3,5)</text:span>. The 9 interesting elements will then be stored in the first nine memory locations, while the last six are <text:soft-page-break/>not used. This works out neatly because the <text:span text:style-name="T2">leading dimension</text:span> is the same for both the array and the matrix we store in the array. However, frequently the leading dimension of the array will be larger than the first dimension of the matrix. Then the matrix will <text:span text:style-name="T2">not</text:span> be stored contiguously in memory, even if the array is contiguous. For example, suppose the declaration was <text:span text:style-name="T10">A(5,3)</text:span> instead. Then there would be two "unused" memory cells between the end of one column and the beginning of the next column (again we are assuming the matrix is 3 by 3). </text:p>
      <text:p text:style-name="P5">This may seem complicated, but actually it is quite simple when you get used to it. If you are in doubt, it can be useful to look at how the <text:span text:style-name="T2">address</text:span> of an array element is computed. Each array will have some memory address assigned to the beginning of the array, that is element (1,1). The address of element (i,j) is then given by </text:p>
      <text:p text:style-name="P33"><text:span text:style-name="T9"><text:s text:c="6"/></text:span><text:span text:style-name="T2">addr</text:span>[A(i,j)] = <text:span text:style-name="T2">addr</text:span>[A(1,1)] + (j-1)*lda + (i-1)</text:p>
      <text:p text:style-name="P5">where <text:span text:style-name="T15">lda</text:span> is the leading (i.e. column) dimension of <text:span text:style-name="T15">A</text:span>. Note that <text:span text:style-name="T15">lda</text:span> is in general different from the actual matrix dimension. Many Fortran errors are caused by this, so it is very important you understand the distinction! </text:p>
      <text:p text:style-name="P26">Multi-dimensional arrays</text:p>
      <text:p text:style-name="P3">Fortran 77 allows arrays of <text:span text:style-name="T25">up to seven dimensions</text:span>. The syntax and storage format are analogous to the two-dimensional case, so we will not spend time on this. </text:p>
      <text:p text:style-name="P26">The <text:span text:style-name="T15">dimension</text:span> statement</text:p>
      <text:p text:style-name="P3">There is an alternate way to declare arrays in Fortran 77. The statements </text:p>
      <text:p text:style-name="P30"><text:span text:style-name="T9"><text:s text:c="6"/></text:span>real A, x</text:p>
      <text:p text:style-name="P30"><text:span text:style-name="T9"><text:s text:c="6"/></text:span>dimension x(50)</text:p>
      <text:p text:style-name="P30"><text:span text:style-name="T9"><text:s text:c="6"/></text:span>dimension A(10,20)</text:p>
      <text:p text:style-name="P3">are equivalent to </text:p>
      <text:p text:style-name="P30"><text:span text:style-name="T9"><text:s text:c="6"/></text:span>real A(10,20), x(50)</text:p>
      <text:p text:style-name="P3"><text:span text:style-name="T44">This </text:span><text:span text:style-name="T94">dimension</text:span><text:span text:style-name="T44"> statement is considered </text:span><text:span text:style-name="T48">old-fashioned style</text:span><text:span text:style-name="T44"> today</text:span>. </text:p>
      <text:h text:style-name="P49" text:outline-level="1">9. Subprograms</text:h>
      <text:p text:style-name="P5">When a programs is more than a few hundred lines long, it gets hard to follow. Fortran codes that solve real engineering problems often have tens of thousands of lines. The only way to handle such big codes, is to use a <text:span text:style-name="T2">modular</text:span> approach and split the program into many separate smaller units called <text:span text:style-name="T2">subprograms</text:span>. </text:p>
      <text:p text:style-name="P5">A subprogram is a (small) piece of code that solves a well defined subproblem. In a large program, one often has to solve the same subproblems with many different data. Instead of replicating code, these tasks should be solved by subprograms . The same subprogram can be invoked many times with different input data. </text:p>
      <text:p text:style-name="P3"><text:span text:style-name="T44">Fortran has two different types of subprograms, called </text:span><text:span text:style-name="T30">functions</text:span><text:span text:style-name="T44"> and </text:span><text:span text:style-name="T30">subroutines</text:span>. </text:p>
      <text:p text:style-name="P26"><text:soft-page-break/>Functions</text:p>
      <text:p text:style-name="P5"><text:span text:style-name="T44">Fortran functions are quite similar to mathematical functions</text:span>: They both take a set of input arguments (parameters) and return a value of some type. In the preceding discussion we talked about <text:span text:style-name="T2">user defined</text:span> subprograms. Fortran 77 also has some <text:span text:style-name="T2">built-in</text:span> functions. </text:p>
      <text:p text:style-name="P5">A simple example illustrates how to use a function: </text:p>
      <text:p text:style-name="P33"/>
      <text:p text:style-name="P33"><text:span text:style-name="T9"><text:s text:c="6"/></text:span>x = cos(pi/3.0)</text:p>
      <text:p text:style-name="P5">Here <text:span text:style-name="T15">cos</text:span> is the cosine function, so <text:span text:style-name="T15">x</text:span> will be assigned the value 0.5 (if <text:span text:style-name="T10">pi</text:span> has been correctly defined; Fortran 77 has no built-in constants). There are many built-in functions in Fortran 77. <text:span text:style-name="T44">Some of the most common are</text:span>: </text:p>
      <text:p text:style-name="P30"><text:span text:style-name="T9"><text:s text:c="6"/></text:span>abs <text:s text:c="4"/><text:span text:style-name="T2">absolute value</text:span></text:p>
      <text:p text:style-name="P30"><text:span text:style-name="T9"><text:s text:c="6"/></text:span>min <text:s text:c="4"/><text:span text:style-name="T2">minimum value</text:span></text:p>
      <text:p text:style-name="P30"><text:span text:style-name="T9"><text:s text:c="6"/></text:span>max <text:s text:c="4"/><text:span text:style-name="T2">maximum value</text:span></text:p>
      <text:p text:style-name="P30"><text:span text:style-name="T9"><text:s text:c="6"/></text:span>sqrt <text:s text:c="3"/><text:span text:style-name="T2">square root</text:span></text:p>
      <text:p text:style-name="P30"><text:span text:style-name="T9"><text:s text:c="6"/></text:span>sin <text:s text:c="4"/><text:span text:style-name="T2">sine</text:span></text:p>
      <text:p text:style-name="P30"><text:span text:style-name="T9"><text:s text:c="6"/></text:span>cos <text:s text:c="4"/><text:span text:style-name="T2">cosine</text:span></text:p>
      <text:p text:style-name="P30"><text:span text:style-name="T9"><text:s text:c="6"/></text:span>tan <text:s text:c="4"/><text:span text:style-name="T2">tangent</text:span></text:p>
      <text:p text:style-name="P30"><text:span text:style-name="T9"><text:s text:c="6"/></text:span>atan <text:s text:c="3"/><text:span text:style-name="T2">arctangent</text:span></text:p>
      <text:p text:style-name="P30"><text:span text:style-name="T9"><text:s text:c="6"/></text:span>exp <text:s text:c="4"/><text:span text:style-name="T2">exponential (natural)</text:span></text:p>
      <text:p text:style-name="P30"><text:span text:style-name="T9"><text:s text:c="6"/></text:span>log <text:s text:c="4"/><text:span text:style-name="T2">logarithm (natural)</text:span></text:p>
      <text:p text:style-name="P5">In general, a function always has a <text:span text:style-name="T2">type</text:span>. Most of the built-in functions mentioned above, however, are <text:span text:style-name="T2">generic</text:span>. So in the example above, <text:span text:style-name="T10">pi</text:span> and <text:span text:style-name="T10">x</text:span> could be either of type <text:span text:style-name="T10">real</text:span> or <text:span text:style-name="T10">double precision</text:span>. The compiler would check the types and use the correct version of <text:span text:style-name="T10">cos</text:span> (real or double precision). Unfortunately, <text:span text:style-name="T44">Fortran is not really a </text:span><text:span text:style-name="T49">polymorphic</text:span><text:span text:style-name="T44"> language so in general you have to be careful to match the types of your variables and your functions! </text:span></text:p>
      <text:p text:style-name="P5">Now we turn to the user-written functions. Consider the following problem: A meteorologist has studied the precipitation levels in the Bay Area and has come up with a model <text:span text:style-name="T2">r(m,t)</text:span> where <text:span text:style-name="T2">r</text:span> is the amount of rain, <text:span text:style-name="T2">m</text:span> is the month, and <text:span text:style-name="T2">t</text:span> is a scalar parameter that depends on the location. Given the formula for <text:span text:style-name="T2">r</text:span> and the value of <text:span text:style-name="T2">t</text:span>, compute the annual rainfall. </text:p>
      <text:p text:style-name="P5">The obvious way to solve the problem is to write a loop that runs over all the months and sums up the values of <text:span text:style-name="T2">r</text:span>. Since computing the value of <text:span text:style-name="T2">r</text:span> is an independent subproblem, it is convenient to implement it as a function. The following main program can be used: </text:p>
      <text:p text:style-name="P30"><text:span text:style-name="T9"><text:s text:c="6"/></text:span>program rain</text:p>
      <text:p text:style-name="P30"><text:span text:style-name="T9"><text:s text:c="6"/></text:span>real r, t, sum</text:p>
      <text:p text:style-name="P30"><text:span text:style-name="T9"><text:s text:c="6"/></text:span>integer m</text:p>
      <text:p text:style-name="P32"><text:s/></text:p>
      <text:p text:style-name="P30"><text:span text:style-name="T9"><text:s text:c="6"/></text:span>read (*,*) t</text:p>
      <text:p text:style-name="P30"><text:span text:style-name="T9"><text:s text:c="6"/></text:span>sum = 0.0</text:p>
      <text:p text:style-name="P30"><text:span text:style-name="T9"><text:s text:c="6"/></text:span>do 10 m = 1, 12</text:p>
      <text:p text:style-name="P30"><text:span text:style-name="T9"><text:s text:c="9"/></text:span>sum = sum + r(m, t)</text:p>
      <text:p text:style-name="P30"><text:span text:style-name="T9"><text:s text:c="2"/></text:span>10 <text:s/>continue</text:p>
      <text:p text:style-name="P30"><text:span text:style-name="T9"><text:s text:c="6"/></text:span>write (*,*) 'Annual rainfall is ', sum, 'inches'</text:p>
      <text:p text:style-name="P30"/>
      <text:p text:style-name="P30"><text:span text:style-name="T9"><text:s text:c="6"/></text:span>stop</text:p>
      <text:p text:style-name="P30"><text:span text:style-name="T9"><text:s text:c="6"/></text:span>end</text:p>
      <text:p text:style-name="P3"><text:soft-page-break/>In addition, the function <text:span text:style-name="T2">r</text:span> has to be defined as a Fortran function. The formula the meteorologist came up with was </text:p>
      <text:p text:style-name="P30"><text:span text:style-name="T9"><text:s text:c="6"/></text:span>r(m,t) = t/10 * (m**2 + 14*m + 46) <text:span text:style-name="T2">if this is positive</text:span></text:p>
      <text:p text:style-name="P30"><text:span text:style-name="T9"><text:s text:c="6"/></text:span>r(m,t) = 0 <text:s text:c="24"/><text:span text:style-name="T2">otherwise <text:s text:c="7"/></text:span></text:p>
      <text:p text:style-name="P3">The corresponding Fortran function is </text:p>
      <text:p text:style-name="P30"><text:span text:style-name="T9"><text:s text:c="6"/></text:span>real function r(m,t)</text:p>
      <text:p text:style-name="P30"><text:span text:style-name="T9"><text:s text:c="6"/></text:span>integer m</text:p>
      <text:p text:style-name="P30"><text:span text:style-name="T9"><text:s text:c="6"/></text:span>real t</text:p>
      <text:p text:style-name="P30"><text:span text:style-name="T9"><text:s text:c="6"/></text:span>r = 0.1*t * (m**2 + 14*m + 46)</text:p>
      <text:p text:style-name="P30"><text:span text:style-name="T9"><text:s text:c="6"/></text:span>if (r .LT. 0) r = 0.0</text:p>
      <text:p text:style-name="P30"><text:span text:style-name="T9"><text:s text:c="6"/></text:span>return</text:p>
      <text:p text:style-name="P30"><text:span text:style-name="T9"><text:s text:c="6"/></text:span>end</text:p>
      <text:p text:style-name="P16">We see that the structure of a function closely resembles that of the main program. <text:span text:style-name="T44">The main differences <text:s/></text:span><text:span text:style-name="T45">between a function and a main program</text:span><text:span text:style-name="T44"> are</text:span>: </text:p>
      <text:list xml:id="list6484514351109345290" text:style-name="L3">
        <text:list-item>
          <text:p text:style-name="P46"><text:span text:style-name="T25">Functions have a type</text:span>. This type must also be declared in the calling program. </text:p>
        </text:list-item>
        <text:list-item>
          <text:p text:style-name="P46"><text:span text:style-name="T29">The return value should be stored in a variable with the same name as the function</text:span>. </text:p>
        </text:list-item>
        <text:list-item>
          <text:p text:style-name="P46"><text:span text:style-name="T25">Functions are terminated by the </text:span><text:span text:style-name="T30">return</text:span><text:span text:style-name="T25"> statement instead of </text:span><text:span text:style-name="T30">stop</text:span>. </text:p>
        </text:list-item>
      </text:list>
      <text:p text:style-name="P16">To sum up, the general syntax of a Fortran 77 function is: </text:p>
      <text:p text:style-name="P30"><text:span text:style-name="T9"><text:s text:c="6"/></text:span><text:span text:style-name="T2">type</text:span> function <text:span text:style-name="T2">name (list-of-variables)</text:span></text:p>
      <text:p text:style-name="P30"><text:span text:style-name="T9"><text:s text:c="6"/></text:span><text:span text:style-name="T2">declarations</text:span></text:p>
      <text:p text:style-name="P30"><text:span text:style-name="T9"><text:s text:c="6"/></text:span><text:span text:style-name="T2">statements</text:span></text:p>
      <text:p text:style-name="P30"><text:span text:style-name="T9"><text:s text:c="6"/></text:span>return</text:p>
      <text:p text:style-name="P30"><text:span text:style-name="T9"><text:s text:c="6"/></text:span>end</text:p>
      <text:p text:style-name="P3">The function has to be declared with the correct type in the calling program unit. The function is then called by simply using the function name and listing the parameters in parenthesis. </text:p>
      <text:p text:style-name="P26">Subroutines</text:p>
      <text:p text:style-name="P5">A Fortran function can essentially only return one value. Often we want to <text:span text:style-name="T25">return two or more values</text:span> (or sometimes none!). <text:span text:style-name="T44">For this purpose we use the </text:span><text:span text:style-name="T35">subroutine</text:span><text:span text:style-name="T44"> construct</text:span>. The syntax is as follows: </text:p>
      <text:p text:style-name="P30"><text:span text:style-name="T9"><text:s text:c="6"/></text:span>subroutine <text:span text:style-name="T2">name (list-of-arguments)</text:span><text:span text:style-name="T60">//</text:span><text:span text:style-name="T62">no type</text:span></text:p>
      <text:p text:style-name="P30"><text:span text:style-name="T9"><text:s text:c="6"/></text:span><text:span text:style-name="T2">declarations</text:span></text:p>
      <text:p text:style-name="P30"><text:span text:style-name="T9"><text:s text:c="6"/></text:span><text:span text:style-name="T2">statements</text:span></text:p>
      <text:p text:style-name="P30"><text:span text:style-name="T9"><text:s text:c="6"/></text:span>return</text:p>
      <text:p text:style-name="P30"><text:span text:style-name="T9"><text:s text:c="6"/></text:span>end</text:p>
      <text:p text:style-name="P3"><text:span text:style-name="T25">Note that subroutines have no type</text:span> and consequently <text:span text:style-name="T25">should not (cannot) be declared in the calling program unit</text:span>. </text:p>
      <text:p text:style-name="P3">We give an example of a very simple subroutine. The purpose of the subroutine is to swap two integers. </text:p>
      <text:p text:style-name="P30"><text:span text:style-name="T9"><text:s text:c="6"/></text:span>subroutine iswap (a, b)</text:p>
      <text:p text:style-name="P30"><text:span text:style-name="T9"><text:s text:c="6"/></text:span>integer a, b</text:p>
      <text:p text:style-name="P30">c Local variables</text:p>
      <text:p text:style-name="P30"><text:span text:style-name="T9"><text:s text:c="6"/></text:span>integer tmp</text:p>
      <text:p text:style-name="P30"/>
      <text:p text:style-name="P30"><text:span text:style-name="T9"><text:s text:c="6"/></text:span>tmp = a</text:p>
      <text:p text:style-name="P30"><text:span text:style-name="T9"><text:s text:c="6"/></text:span>a = b</text:p>
      <text:p text:style-name="P30"><text:span text:style-name="T9"><text:s text:c="6"/></text:span>b = tmp</text:p>
      <text:p text:style-name="P30"/>
      <text:p text:style-name="P30"><text:span text:style-name="T9"><text:s text:c="6"/></text:span>return</text:p>
      <text:p text:style-name="P30"><text:soft-page-break/><text:span text:style-name="T9"><text:s text:c="6"/></text:span>end</text:p>
      <text:p text:style-name="P5">Note that there are two blocks of variable declarations here. <text:span text:style-name="T25">First</text:span>, <text:span text:style-name="T44">we declare the input/output parameters</text:span>, i.e. the variables that are common to both the caller and the callee. <text:span text:style-name="T25">Afterwards</text:span>, <text:span text:style-name="T44">we declare the </text:span><text:span text:style-name="T49">local variables</text:span>, i.e. the variables that can only be used within this subprogram. We can use the same variable names in different subprograms and the compiler will know that they are different variables that just happen to have the same names. </text:p>
      <text:p text:style-name="P26">Call-by-reference</text:p>
      <text:p text:style-name="P5">Fortran 77 uses the so-called <text:span text:style-name="T2">call-by-reference</text:span> paradigm. This means that instead of just passing the values of the function/subroutine arguments (<text:span text:style-name="T2">call-by-value</text:span>)<text:span text:style-name="T46">(actually function just call by value)</text:span>, the <text:span text:style-name="T44">memory address of the arguments (pointers) are passed instead</text:span>. A small example should show the difference: </text:p>
      <text:p text:style-name="P33"><text:span text:style-name="T9"><text:s text:c="6"/></text:span>program callex</text:p>
      <text:p text:style-name="P33"><text:span text:style-name="T9"><text:s text:c="6"/></text:span>integer m, n</text:p>
      <text:p text:style-name="P33">c</text:p>
      <text:p text:style-name="P33"><text:span text:style-name="T9"><text:s text:c="6"/></text:span>m = 1</text:p>
      <text:p text:style-name="P33"><text:span text:style-name="T9"><text:s text:c="6"/></text:span>n = 2 </text:p>
      <text:p text:style-name="P33"><text:span text:style-name="T9"><text:s text:c="5"/></text:span><text:span text:style-name="T90"><text:s/></text:span><text:span text:style-name="T89">call iswap(m, n)</text:span><text:span text:style-name="T57">//</text:span><text:span text:style-name="T58">a subroutine should been call-by-reference</text:span></text:p>
      <text:p text:style-name="P33"><text:span text:style-name="T9"><text:s text:c="6"/></text:span>write(*,*) m, n</text:p>
      <text:p text:style-name="P33"><text:span text:style-name="T9"><text:s text:c="6"/></text:span>stop</text:p>
      <text:p text:style-name="P33"><text:span text:style-name="T9"><text:s text:c="6"/></text:span>end</text:p>
      <text:p text:style-name="P5">The output from this program is "2 1", just as one would expect. However, if Fortran 77 had been using call-by-value then the output would have been "1 2", i.e. the variables m and n were unchanged! The reason for this is that only the values of <text:span text:style-name="T3">m</text:span> and <text:span text:style-name="T3">n</text:span> had been copied to the subroutine iswap, and even if a and b were swapped inside the subroutine the new values would not have been passed back to the main program. </text:p>
      <text:p text:style-name="P5">In the above example, call-by-reference was exactly what we wanted. But you have to be careful about this when writing Fortran code, because it is easy to introduce undesired <text:span text:style-name="T2">side effects</text:span>. For example, sometimes it is tempting to use an input parameter in a subprogram as a local variable and change its value. You should <text:span text:style-name="T2">never</text:span> do this since the new value will then propagate back to the calling program with an unexpected value! </text:p>
      <text:h text:style-name="P49" text:outline-level="1">10. Random numbers and Monte Carlo simulations</text:h>
      <text:p text:style-name="P8">All computer simulations (e.g. rolling the dice, tossing a coin) make use of a <text:span text:style-name="T30">function</text:span> that <text:span text:style-name="T44">gives a random number uniformly between [0,1)</text:span>, i.e. includes 0, but not 1. <text:s/>In Fortran this function is <text:span text:style-name="T10">ran(seed</text:span><text:span text:style-name="T11">)</text:span>, where <text:span text:style-name="T44">seed is an integer variable used to generate (“seed”) the sequence of random numbers</text:span>. <text:s/>Below is a sample program that will generate 10 random numbers in the interval [0,1).</text:p>
      <text:p text:style-name="P30"><text:span text:style-name="T9"><text:s text:c="6"/></text:span>program random</text:p>
      <text:p text:style-name="P30"><text:span text:style-name="T9"><text:s text:c="6"/></text:span>integer seed, n</text:p>
      <text:p text:style-name="P30"><text:span text:style-name="T9"><text:s text:c="6"/></text:span>seed=7654321</text:p>
      <text:p text:style-name="P30">c seed should be set to a large odd integer according to the Fortran manual</text:p>
      <text:p text:style-name="P30"><text:span text:style-name="T9"><text:s text:c="6"/></text:span>n = 10</text:p>
      <text:p text:style-name="P30"><text:span text:style-name="T9"><text:s text:c="6"/></text:span>do n=1,10 </text:p>
      <text:p text:style-name="P30"><text:soft-page-break/><text:span text:style-name="T9"><text:s text:c="6"/></text:span>r=ran(seed)</text:p>
      <text:p text:style-name="P30"><text:span text:style-name="T9"><text:s text:c="6"/></text:span>write(6,*) n, r</text:p>
      <text:p text:style-name="P30">c <text:s text:c="3"/>could use a * instead of 6 in the write statement</text:p>
      <text:p text:style-name="P30"><text:span text:style-name="T9"><text:s text:c="6"/></text:span>enddo</text:p>
      <text:p text:style-name="P30"><text:span text:style-name="T9"><text:s text:c="6"/></text:span>stop</text:p>
      <text:p text:style-name="P30"><text:span text:style-name="T9"><text:s text:c="6"/></text:span>end</text:p>
      <text:p text:style-name="P33"><text:span text:style-name="T20">The seed is used to generate the random numbers. If </text:span><text:span text:style-name="T21">two programs (or the same program run twice) use the same seed, then they will get the same sequence of random numbers</text:span><text:span text:style-name="T20">. Try running the above program twice! If you want a different sequence of random numbers every time you run your program then you must change your seed. </text:span><text:span text:style-name="T52">One way to have your program change the seed for you is to use a function that gives a number that depends on the time of day</text:span><text:span text:style-name="T20">. For example using the function</text:span> secnds(x) <text:span text:style-name="T20">gives the number of seconds (minus x) since midnight. So, as long as you don’t re-run your program too quickly, or run it exactly the same time on two different days, this Fortran program will give a different set of random numbers every time it is run.</text:span></text:p>
      <text:p text:style-name="P29"><text:span text:style-name="T9"><text:s text:c="6"/></text:span>program random</text:p>
      <text:p text:style-name="P29"><text:span text:style-name="T9"><text:s text:c="6"/></text:span>integer seed,seed1, n</text:p>
      <text:p text:style-name="P29"><text:span text:style-name="T9"><text:s text:c="6"/></text:span>real x</text:p>
      <text:p text:style-name="P29"><text:span text:style-name="T9"><text:s text:c="6"/></text:span>seed1=7654321</text:p>
      <text:p text:style-name="P29"><text:span text:style-name="T9"><text:s text:c="8"/></text:span>x=0.0</text:p>
      <text:p text:style-name="P29">c seed should be set to a large odd integer according to the manual</text:p>
      <text:p text:style-name="P29">c <text:span text:style-name="T55">secnds(x) gives number of seconds-x elapsed since midnight</text:span></text:p>
      <text:p text:style-name="P29">c the 2*int(secnds(x)) is always even (int=gives integer) so seed is always odd</text:p>
      <text:p text:style-name="P29"><text:span text:style-name="T9"><text:s text:c="6"/></text:span>seed=seed1+2*int(secnds(x))</text:p>
      <text:p text:style-name="P29"><text:span text:style-name="T9"><text:s text:c="6"/></text:span>n = 10</text:p>
      <text:p text:style-name="P29"><text:span text:style-name="T9"><text:s text:c="6"/></text:span>do n=1,10</text:p>
      <text:p text:style-name="P29"><text:span text:style-name="T9"><text:s text:c="6"/></text:span>r=ran(seed)</text:p>
      <text:p text:style-name="P29"><text:span text:style-name="T9"><text:s text:c="6"/></text:span>write(6,*) n, r</text:p>
      <text:p text:style-name="P29">c <text:s text:c="3"/>could use a * instead of 6 in the write statement</text:p>
      <text:p text:style-name="P29"><text:span text:style-name="T9"><text:s text:c="6"/></text:span>enddo</text:p>
      <text:p text:style-name="P29"><text:span text:style-name="T9"><text:s text:c="6"/></text:span>stop</text:p>
      <text:p text:style-name="P29"><text:span text:style-name="T9"><text:s text:c="6"/></text:span>end</text:p>
      <text:p text:style-name="P37"><text:span text:style-name="T47">The random number generator function only gives numbers in the interval [0,1)</text:span><text:span text:style-name="T22">.</text:span> Sometimes we want random numbers in a different interval, e.g. [-1,1). A simple transformation can be used to change intervals. For example, <text:span text:style-name="T89">if we want a random number (x) in the interval [a,b) we can do so using:</text:span></text:p>
      <text:p text:style-name="P35"><text:span text:style-name="T9"><text:s text:c="6"/></text:span>x=(b-a)*ran(seed)-a</text:p>
      <text:p text:style-name="P35">Thus for the interval [-1,1) we get: x=2*ran(seed)-1.</text:p>
      <text:p text:style-name="P33"/>
      <text:p text:style-name="P37">In fact, we can take our set of numbers from the <text:span text:style-name="T3">ran(seed)</text:span> function which have a uniform probability distribution in the interval [0,1) and turn them into a set of numbers that look like they come from just about any probability distribution with any interval that one can imagine! </text:p>
      <text:p text:style-name="P37">A few examples:</text:p>
      <text:p text:style-name="P34">dice=int(1+6*ran(seed)) <text:s text:c="3"/><text:span text:style-name="T54"><text:s/></text:span></text:p>
      <text:p text:style-name="P40">//This generates the roll of a 6 sided die</text:p>
      <text:p text:style-name="P33"/>
      <text:p text:style-name="P33">g=sqrt(-2*log(ran(seed)))*cos(2*pi*ran(seed)) </text:p>
      <text:p text:style-name="P39">//This generates a random number from a gaussian distribution with mean=0 and variance=1. We assume that pi is already initialized to 3.14159 in the program</text:p>
      <text:p text:style-name="P33"/>
      <text:p text:style-name="P34">t= -a*log(ran(seed)) <text:s/></text:p>
      <text:p text:style-name="P40">//This generates a random number from an exponential distribution with lifetime =a.</text:p>
      <text:p text:style-name="P33"/>
      <text:p text:style-name="P38">Being able to transform the random numbers obtained from ran(seed) into any probability distribution function we want is extremely useful and forms the basis of all computer simulations. <text:s/></text:p>
      <text:p text:style-name="P37"><text:soft-page-break/></text:p>
      <text:p text:style-name="P37">This type of simulation often goes by the name “<text:span text:style-name="T25">Monte Carlo</text:span>”. <text:s/>Why Monte Carlo? In the pre-computer era a popular way to obtain a set of random numbers was to use a roulette wheel, just the type found in the Mediterranean city of Monte Carlo, famous for its gambling casino. This all happened in the late 1940’s. If this technique had become popular in the late 1950’s we’d probably be calling it Las Vegas!</text:p>
      <text:h text:style-name="P49" text:outline-level="1">11. Simple I/O</text:h>
      <text:p text:style-name="P5">An important part of any computer program is to handle input and output. In our examples so far, we have already used the two most common Fortran constructs for this: <text:span text:style-name="T35">read</text:span><text:span text:style-name="T25"> </text:span>and <text:span text:style-name="T35">write</text:span>. Fortran I/O can be quite complicated, so we will only describe some simpler cases in this tutorial. </text:p>
      <text:p text:style-name="P26">Read and write</text:p>
      <text:p text:style-name="P3"><text:span text:style-name="T35">Read</text:span><text:span text:style-name="T44"> is used for input, while </text:span><text:span text:style-name="T35">write</text:span><text:span text:style-name="T44"> is used for output</text:span>. A simple form is </text:p>
      <text:p text:style-name="P30"><text:span text:style-name="T9"><text:s text:c="6"/></text:span>read (<text:span text:style-name="T2">unit no, format no</text:span>) <text:span text:style-name="T2">list-of-variables</text:span></text:p>
      <text:p text:style-name="P30"><text:span text:style-name="T9"><text:s text:c="6"/></text:span>write(<text:span text:style-name="T2">unit no, format no</text:span>) <text:span text:style-name="T2">list-of-variables</text:span></text:p>
      <text:p text:style-name="P3"><text:span text:style-name="T48">The unit number can refer to either standard input, standard output, or a file</text:span>. This will be described in later section. <text:span text:style-name="T89">The format number refers to </text:span><text:span text:style-name="T29">a label for a format statement</text:span>, which will be described shortly. </text:p>
      <text:p text:style-name="P3">It is possible to simplify these statements further by using asterisks (*) for some arguments, like we have done in all our examples so far. This is sometimes called <text:span text:style-name="T30">list directed</text:span><text:span text:style-name="T25"> read/write</text:span>. </text:p>
      <text:p text:style-name="P30"><text:span text:style-name="T9"><text:s text:c="6"/></text:span>read (*,*) <text:span text:style-name="T2">list-of-variables</text:span></text:p>
      <text:p text:style-name="P30"><text:span text:style-name="T9"><text:s text:c="6"/></text:span>write(*,*) <text:span text:style-name="T2">list-of-variables</text:span></text:p>
      <text:p text:style-name="P3">The first statement will <text:span text:style-name="T25">read values from the standard input and assign the values to the variables in the variable list</text:span>, while <text:span text:style-name="T25">the second one writes to the standard output</text:span>. </text:p>
      <text:p text:style-name="P26">Examples</text:p>
      <text:p text:style-name="P3">Here is a code segment from a Fortran program: </text:p>
      <text:p text:style-name="P30"><text:span text:style-name="T9"><text:s text:c="6"/></text:span>integer m, n</text:p>
      <text:p text:style-name="P30"><text:span text:style-name="T9"><text:s text:c="6"/></text:span>real x, y</text:p>
      <text:p text:style-name="P30"><text:span text:style-name="T9"><text:s text:c="6"/></text:span>read(*,*) m, n </text:p>
      <text:p text:style-name="P30"><text:span text:style-name="T9"><text:s text:c="6"/></text:span>read(*,*) x, y </text:p>
      <text:p text:style-name="P5">We give the input through standard input (possibly through a data file directed to standard input). A data file consists of <text:span text:style-name="T2">records</text:span> according to traditional Fortran terminology. In our example, each record contains a number (either integer or real). <text:span text:style-name="T44">Records are separated by either blanks or commas</text:span>. Hence a legal input to the program above would be: </text:p>
      <text:p text:style-name="P33"><text:span text:style-name="T9"><text:s text:c="3"/></text:span>-1 <text:s/>100</text:p>
      <text:p text:style-name="P33"><text:span text:style-name="T9"><text:s text:c="2"/></text:span>-1.0 1e+2</text:p>
      <text:p text:style-name="P5">Or, we could add commas as separators: </text:p>
      <text:p text:style-name="P33"><text:span text:style-name="T9"><text:s text:c="2"/></text:span>-1, 100</text:p>
      <text:p text:style-name="P33"><text:soft-page-break/><text:span text:style-name="T9"><text:s/></text:span>-1.0, 1e+2</text:p>
      <text:p text:style-name="P5"><text:span text:style-name="T87">Note that Fortran 77 input is</text:span><text:span text:style-name="T25"> line sensitive</text:span>, so it is important to have the right number of input elements (records) on each line. For example, if we gave the input all on one line as </text:p>
      <text:p text:style-name="P33"><text:span text:style-name="T9"><text:s text:c="2"/></text:span>-1, 100, -1.0, 1e+2</text:p>
      <text:p text:style-name="P5">then m and n would be assigned the values -1 and 100 respectively, but the last two values would be discarded, leaving x and y undefined. </text:p>
      <text:h text:style-name="P49" text:outline-level="1">12. Format statements</text:h>
      <text:p text:style-name="P5">So far we have only showed <text:span text:style-name="T2">free format</text:span> input/output. This uses a set of default rules for how to output values of different types (integers, reals, characters, etc.). Often the programmer wants to specify some particular input or output format, e.g. how many decimals in real numbers. For this purpose Fortran 77 has the <text:span text:style-name="T2">format</text:span> statement. The same format statements are used for both input and output. </text:p>
      <text:p text:style-name="P27">Syntax </text:p>
      <text:p text:style-name="P33"/>
      <text:p text:style-name="P33"><text:span text:style-name="T9"><text:s text:c="6"/></text:span>write(*, <text:span text:style-name="T2">label</text:span>) <text:span text:style-name="T2">list-of-variables</text:span></text:p>
      <text:p text:style-name="P33"><text:span text:style-name="T9"><text:s/></text:span><text:span text:style-name="T2">label</text:span> format <text:span text:style-name="T2">format-code</text:span></text:p>
      <text:p text:style-name="P5">A simple example demonstrates how this works. Say you have an integer variable you want to print in a field 4 characters wide and a real number you want to print in fixed point notation with 3 decimal places. </text:p>
      <text:p text:style-name="P33"><text:span text:style-name="T9"><text:s text:c="2"/></text:span>write(*, 900) i, x</text:p>
      <text:p text:style-name="P33"><text:span text:style-name="T9"><text:s text:c="2"/></text:span>900 format (I4,F8.3)</text:p>
      <text:p text:style-name="P5">The format label 900 is chosen somewhat arbitrarily, but <text:span text:style-name="T89">it is common practice to number format statements with </text:span><text:span text:style-name="T29">higher numbers than the control flow labels</text:span>. After the keyword <text:span text:style-name="T15">format</text:span> follows the format codes enclosed in parenthesis. The code I4 stands for an integer with width four, while F8.3 means that the number should be printed using fixed point notation with field width 8 and 3 decimal places. </text:p>
      <text:p text:style-name="P5">The format statement may be <text:span text:style-name="T25">located anywhere</text:span> <text:span text:style-name="T25">within the program unit</text:span>. There are <text:span text:style-name="T89">two programming styles</text:span>: Either the format statement <text:span text:style-name="T44">follows directly after the read/write statement</text:span>, or all the format statements <text:span text:style-name="T44">are grouped together at the end of the (sub-)program</text:span>. </text:p>
      <text:p text:style-name="P26">Common format codes</text:p>
      <text:p text:style-name="P3">The most common format code letters are: </text:p>
      <text:p text:style-name="P30"><text:span text:style-name="T9"><text:s text:c="3"/></text:span>A - text string</text:p>
      <text:p text:style-name="P30"><text:span text:style-name="T9"><text:s text:c="3"/></text:span>D - double precision numbers, exponent notation</text:p>
      <text:p text:style-name="P30"><text:span text:style-name="T9"><text:s text:c="3"/></text:span>E - real numbers, exponent notation</text:p>
      <text:p text:style-name="P30"><text:span text:style-name="T9"><text:s text:c="3"/></text:span>F - real numbers, fixed point format</text:p>
      <text:p text:style-name="P30"><text:span text:style-name="T9"><text:s text:c="3"/></text:span>I - integer</text:p>
      <text:p text:style-name="P30"><text:span text:style-name="T9"><text:s text:c="3"/></text:span>X - horizontal skip (space)</text:p>
      <text:p text:style-name="P30"><text:span text:style-name="T9"><text:s text:c="3"/></text:span>/ - vertical skip (newline)</text:p>
      <text:p text:style-name="P5"><text:span text:style-name="T89">The format code F (and similarly D, E)</text:span> has the general form <text:span text:style-name="T25">F</text:span><text:span text:style-name="T30">w.d</text:span> where <text:span text:style-name="T49">w</text:span><text:span text:style-name="T44"> is an integer constant denoting the field width</text:span> and <text:span text:style-name="T49">d</text:span><text:span text:style-name="T44"> is an integer constant denoting the number of significant digits</text:span>. </text:p>
      <text:p text:style-name="P5"><text:soft-page-break/>For integers only the field width is specified, so the syntax is <text:span text:style-name="T15">I</text:span><text:span text:style-name="T7">w</text:span>. Similarly, character strings can be specified as <text:span text:style-name="T10">A</text:span><text:span text:style-name="T2">w</text:span> but the field width is often dropped. </text:p>
      <text:p text:style-name="P5"><text:span text:style-name="T89">If a number or string does not fill up the entire field width</text:span>, <text:span text:style-name="T25">spaces will be added</text:span>. Usually the <text:span text:style-name="T44">text will be adjusted to the right</text:span>, but the exact rules vary among the different format codes. </text:p>
      <text:p text:style-name="P6"><text:span text:style-name="T89">For horizontal spacing, the </text:span><text:span text:style-name="T4">n</text:span><text:span text:style-name="T14">X</text:span><text:span text:style-name="T89"> code is often used</text:span>. This means <text:span text:style-name="T30">n</text:span><text:span text:style-name="T25"> horizontal spaces</text:span>. If <text:span text:style-name="T2">n</text:span> is omitted, <text:span text:style-name="T2">n=1</text:span> is assumed. </text:p>
      <text:p text:style-name="P6"><text:span text:style-name="T89">For vertical spacing (newlines), use the code </text:span><text:span text:style-name="T14">/</text:span><text:span text:style-name="T89">. </text:span><text:span text:style-name="T25">Each slash corresponds to one newline</text:span>. Note that each read or write statement by default ends with a newline (here Fortran differs from C). </text:p>
      <text:p text:style-name="P26">Some examples</text:p>
      <text:p text:style-name="P3">This piece of Fortran code </text:p>
      <text:p text:style-name="P30"><text:span text:style-name="T9"><text:s text:c="6"/></text:span>x = 0.025</text:p>
      <text:p text:style-name="P30"><text:span text:style-name="T9"><text:s text:c="6"/></text:span>write(*,100) 'x=', x</text:p>
      <text:p text:style-name="P30"><text:span text:style-name="T9"><text:s text:c="2"/></text:span>100 format (A,F)</text:p>
      <text:p text:style-name="P30"><text:span text:style-name="T9"><text:s text:c="6"/></text:span>write(*,110) 'x=', x</text:p>
      <text:p text:style-name="P30"><text:span text:style-name="T9"><text:s text:c="2"/></text:span>110 format (A,F5.3)</text:p>
      <text:p text:style-name="P30"><text:span text:style-name="T9"><text:s text:c="6"/></text:span>write(*,120) 'x=', x</text:p>
      <text:p text:style-name="P30"><text:span text:style-name="T9"><text:s text:c="2"/></text:span>120 format (A,E)</text:p>
      <text:p text:style-name="P30"><text:span text:style-name="T9"><text:s text:c="6"/></text:span>write(*,130) 'x=', x</text:p>
      <text:p text:style-name="P30"><text:span text:style-name="T9"><text:s text:c="2"/></text:span>130 format (A,E8.1)</text:p>
      <text:p text:style-name="P3">produces the following output when we run it: </text:p>
      <text:p text:style-name="P30">x= <text:s text:c="5"/>0.0250000</text:p>
      <text:p text:style-name="P30">x=0.025</text:p>
      <text:p text:style-name="P30">x= <text:s/>0.2500000E-01</text:p>
      <text:p text:style-name="P30">x= 0.3E-01</text:p>
      <text:p text:style-name="P5">Note how blanks are automatically padded on the left and that the default field width for real numbers is usually 14. We see that Fortran 77 follows the rounding rule that digits 0-4 are rounded downwards while 5-9 is rounded upwards. </text:p>
      <text:p text:style-name="P5">In this example each write statement used a different format statement. But it is perfectly fine to use the same format statement from many different write statements. In fact, this is one of the main advantages of using format statements. This feature is handy when you print tables for instance, and want each row to have the same format. </text:p>
      <text:p text:style-name="P26">Format strings in read/write statements</text:p>
      <text:p text:style-name="P3">Instead of specifying the format code in a separate format statement, one can give the format code in the read/write statement directly. For example, the statement </text:p>
      <text:p text:style-name="P32"><text:s/></text:p>
      <text:p text:style-name="P30"><text:span text:style-name="T9"><text:s text:c="6"/></text:span>write (*,'(A, F8.3)') 'The answer is x = ', x</text:p>
      <text:p text:style-name="P3">is equivalent to </text:p>
      <text:p text:style-name="P32"><text:s/></text:p>
      <text:p text:style-name="P30"><text:span text:style-name="T9"><text:s text:c="6"/></text:span>write (*,990) 'The answer is x = ', x</text:p>
      <text:p text:style-name="P30"><text:span text:style-name="T9"><text:s text:c="2"/></text:span>990 format (A, F8.3)</text:p>
      <text:p text:style-name="P3"><text:soft-page-break/>Sometimes text strings are given in the format statements, e.g. the following version is also equivalent: <text:s/></text:p>
      <text:p text:style-name="P30"><text:span text:style-name="T9"><text:s text:c="6"/></text:span>write (*,999) x</text:p>
      <text:p text:style-name="P30"><text:span text:style-name="T9"><text:s text:c="2"/></text:span>999 format ('The answer is x = ', F8.3)</text:p>
      <text:p text:style-name="P28">Implicit loops</text:p>
      <text:p text:style-name="P9">Now let us do a more complicated example. Say you have a two-dimensional array of integers and want to print the upper left 5 by 10 submatrix with 10 values each on 5 rows. Here is how: </text:p>
      <text:p text:style-name="P30"><text:span text:style-name="T9"><text:s text:c="6"/></text:span>do 10 i = 1, 5</text:p>
      <text:p text:style-name="P30"><text:span text:style-name="T9"><text:s text:c="9"/></text:span>write(*,1000) (a(i,j), j=1,10)</text:p>
      <text:p text:style-name="P30"><text:span text:style-name="T9"><text:s text:c="3"/></text:span>10 continue</text:p>
      <text:p text:style-name="P30"><text:span text:style-name="T9"><text:s/></text:span>1000 format (I6)</text:p>
      <text:p text:style-name="P3">We have an <text:span text:style-name="T25">explicit do loop over the rows</text:span> and an <text:span text:style-name="T30">implicit</text:span><text:span text:style-name="T25"> loop over the column index j</text:span>. </text:p>
      <text:p text:style-name="P2">repeat counts</text:p>
      <text:p text:style-name="P3">Often a format statement involves repetition, for example </text:p>
      <text:p text:style-name="P30"><text:span text:style-name="T9"><text:s text:c="2"/></text:span>950 format (2X, I3, 2X, I3, 2X, I3, 2X, I3)</text:p>
      <text:p text:style-name="P3">There is a shorthand notation for this: </text:p>
      <text:p text:style-name="P30"/>
      <text:p text:style-name="P30"><text:span text:style-name="T9"><text:s text:c="2"/></text:span>950 format (4(2X, I3))</text:p>
      <text:p text:style-name="P5">It is also possible to allow repetition without explicitly stating how many times the format should be repeated. Suppose you have a vector where you want to print the first 50 elements, with ten elements on each line. Here is one way: </text:p>
      <text:p text:style-name="P33"/>
      <text:p text:style-name="P33"><text:span text:style-name="T9"><text:s text:c="6"/></text:span>write(*,1010) (x(i), i=1,50)</text:p>
      <text:p text:style-name="P33"><text:span text:style-name="T9"><text:s/></text:span>1010 format (10I6)</text:p>
      <text:p text:style-name="P5">The format statements says ten numbers should be printed. But in the write statement we try to print 50 numbers. So after the ten first numbers have been printed, the same format statement is automatically used for the next ten numbers and so on. </text:p>
      <text:h text:style-name="P49" text:outline-level="1">13. File I/O</text:h>
      <text:p text:style-name="P5">So far we have assumed that the input/output has been to the standard input or the standard output. It is also possible to read or write from <text:span text:style-name="T2">files</text:span> which are stored on some external storage device, typically a disk (hard disk, floppy) or a tape. <text:span text:style-name="T89">In Fortran each file is associated with a </text:span><text:span text:style-name="T4">unit number</text:span><text:span text:style-name="T89">, an integer between 1 and 99</text:span>. Some unit numbers are reserved: <text:span text:style-name="T25">5 is standard input</text:span>, <text:span text:style-name="T25">6 is standard output</text:span>. </text:p>
      <text:p text:style-name="P27">Opening and closing a file</text:p>
      <text:p text:style-name="P5"><text:span text:style-name="T25">Before you can use a file you have to </text:span><text:span text:style-name="T30">open</text:span><text:span text:style-name="T25"> it</text:span>. The command is </text:p>
      <text:p text:style-name="P33"><text:span text:style-name="T9"><text:s text:c="4"/></text:span>open <text:span text:style-name="T2">(list-of-specifiers)</text:span></text:p>
      <text:p text:style-name="P5"><text:span text:style-name="T89">where the most common specifiers are</text:span>: </text:p>
      <text:p text:style-name="P33"/>
      <text:p text:style-name="P33"><text:soft-page-break/><text:span text:style-name="T9"><text:s text:c="4"/></text:span>[UNIT=] <text:s/><text:span text:style-name="T2">u</text:span></text:p>
      <text:p text:style-name="P33"><text:span text:style-name="T9"><text:s text:c="4"/></text:span>IOSTAT= <text:s/><text:span text:style-name="T2">ios</text:span></text:p>
      <text:p text:style-name="P33"><text:span text:style-name="T9"><text:s text:c="4"/></text:span>ERR= <text:s text:c="4"/><text:span text:style-name="T2">err</text:span></text:p>
      <text:p text:style-name="P33"><text:span text:style-name="T9"><text:s text:c="4"/></text:span>FILE= <text:s text:c="3"/><text:span text:style-name="T2">fname</text:span></text:p>
      <text:p text:style-name="P33"><text:span text:style-name="T9"><text:s text:c="4"/></text:span>STATUS= <text:s/><text:span text:style-name="T2">sta</text:span></text:p>
      <text:p text:style-name="P33"><text:span text:style-name="T9"><text:s text:c="4"/></text:span>ACCESS= <text:s/><text:span text:style-name="T2">acc</text:span></text:p>
      <text:p text:style-name="P33"><text:span text:style-name="T9"><text:s text:c="4"/></text:span>FORM= <text:s text:c="3"/><text:span text:style-name="T2">frm</text:span></text:p>
      <text:p text:style-name="P33"><text:span text:style-name="T9"><text:s text:c="4"/></text:span>RECL= <text:s text:c="3"/><text:span text:style-name="T2">rl</text:span></text:p>
      <text:p text:style-name="P5">The unit number <text:span text:style-name="T30">u</text:span><text:span text:style-name="T25"> is a number in the range 9-99 that denotes this file</text:span> (the programmer may chose any number but he/she has to make sure it is unique). </text:p>
      <text:p text:style-name="P16"><text:span text:style-name="T30">ios</text:span><text:span text:style-name="T25"> is the I/O status identifier and should be an integer variable</text:span>. Upon return, <text:span text:style-name="T2">ios</text:span> is zero if the stement was successful and returns a non-zero value otherwise.</text:p>
      <text:p text:style-name="P16"><text:span text:style-name="T30">err</text:span><text:span text:style-name="T25"> </text:span><text:span text:style-name="T86">is a label which the program will jump to if there is an error.</text:span> </text:p>
      <text:p text:style-name="P16"><text:span text:style-name="T30">fname</text:span> is a character string denoting the file name. </text:p>
      <text:p text:style-name="P16"><text:span text:style-name="T30">sta</text:span> is a character string that has to be either <text:span text:style-name="T25">NEW</text:span>, <text:span text:style-name="T25">OLD</text:span> or <text:span text:style-name="T25">SCRATCH</text:span>. <text:span text:style-name="T44">It shows the prior status of the file</text:span>. <text:span text:style-name="T22">A </text:span><text:span text:style-name="T25">scrath</text:span><text:span text:style-name="T22"> file is a file that is created and deleted when the file is closed</text:span> (or the program ends). </text:p>
      <text:p text:style-name="P16"><text:span text:style-name="T30">acc</text:span> must be either <text:span text:style-name="T25">SEQUENTIAL</text:span> or <text:span text:style-name="T25">DIRECT</text:span>. The default is SEQUENTIAL.<text:span text:style-name="T96"> </text:span></text:p>
      <text:p text:style-name="P16"><text:span text:style-name="T30">frm</text:span> must be either <text:span text:style-name="T25">FORMATTED</text:span> or <text:span text:style-name="T25">UNFORMATTED</text:span>. The default is UNFORMATTED.<text:span text:style-name="T96"> </text:span></text:p>
      <text:p text:style-name="P16"><text:span text:style-name="T30">rl</text:span> specifies the length of each record in a direct-acccess file. </text:p>
      <text:p text:style-name="P16">For more details on these specifiers, see a good Fortran 77 book. </text:p>
      <text:p text:style-name="P3">After a file has been opened, you can access it by read and write statements. <text:span text:style-name="T25">When you are done with the file, it should be closed by the statement </text:span></text:p>
      <text:p text:style-name="P30"><text:span text:style-name="T9"><text:s text:c="6"/></text:span>close ([UNIT=]<text:span text:style-name="T2">u</text:span>[,IOSTAT=<text:span text:style-name="T2">ios</text:span>,ERR=<text:span text:style-name="T2">err</text:span>,STATUS=<text:span text:style-name="T2">sta</text:span>])</text:p>
      <text:p text:style-name="P3">where, as usual, the parameters in brackets are optional. </text:p>
      <text:p text:style-name="P26">Read and write revisited</text:p>
      <text:p text:style-name="P3">The only necessary change from our previous simplified read/write statements, is that the unit number must be specified. But frequently one wants to add more specifiers. Here is how: </text:p>
      <text:p text:style-name="P30"/>
      <text:p text:style-name="P30"><text:span text:style-name="T9"><text:s text:c="6"/></text:span>read ([UNIT=]<text:span text:style-name="T2">u</text:span>, [FMT=]<text:span text:style-name="T2">fmt</text:span>, IOSTAT=<text:span text:style-name="T2">ios</text:span>, ERR=<text:span text:style-name="T2">err</text:span>, END=<text:span text:style-name="T2">s</text:span>)</text:p>
      <text:p text:style-name="P30"><text:span text:style-name="T9"><text:s text:c="6"/></text:span>write([UNIT=]<text:span text:style-name="T2">u</text:span>, [FMT=]<text:span text:style-name="T2">fmt</text:span>, IOSTAT=<text:span text:style-name="T2">ios</text:span>, ERR=<text:span text:style-name="T2">err</text:span>, END=<text:span text:style-name="T2">s</text:span>)</text:p>
      <text:p text:style-name="P3">where most of the specifiers have been described above. <text:span text:style-name="T25">The END=s specifier defines which statement label the program jumps to if it reaches end-of-file</text:span>. </text:p>
      <text:p text:style-name="P26">Example</text:p>
      <text:p text:style-name="P3">You are given a data file with xyz coordinates for a bunch of points. The number of points is given on the first line. The file name of the data file is <text:span text:style-name="T2">points.dat</text:span>. The format for each coordinate is known to be F10.4. Here is a short program that reads the data into 3 arrays x,y,z: </text:p>
      <text:p text:style-name="P30"/>
      <text:p text:style-name="P30"><text:span text:style-name="T9"><text:s text:c="6"/></text:span>program inpdat</text:p>
      <text:p text:style-name="P30">c</text:p>
      <text:p text:style-name="P30">c <text:s/>This program reads n points from a data file and stores them in </text:p>
      <text:p text:style-name="P30">c <text:s/>3 arrays x, y, z.</text:p>
      <text:p text:style-name="P30"><text:soft-page-break/>c</text:p>
      <text:p text:style-name="P30"><text:span text:style-name="T9"><text:s text:c="6"/></text:span>integer nmax, u</text:p>
      <text:p text:style-name="P30"><text:span text:style-name="T9"><text:s text:c="6"/></text:span>parameter (nmax=1000, u=20)</text:p>
      <text:p text:style-name="P30"><text:span text:style-name="T9"><text:s text:c="6"/></text:span>real x(nmax), y(nmax), z(nmax)</text:p>
      <text:p text:style-name="P30"/>
      <text:p text:style-name="P30">c <text:s/>Open the data file</text:p>
      <text:p text:style-name="P30"><text:span text:style-name="T9"><text:s text:c="6"/></text:span>open (u, FILE='points.dat', STATUS='OLD')</text:p>
      <text:p text:style-name="P30"/>
      <text:p text:style-name="P30">c <text:s/>Read the number of points</text:p>
      <text:p text:style-name="P30"><text:span text:style-name="T9"><text:s text:c="6"/></text:span>read(u,*) n</text:p>
      <text:p text:style-name="P30"><text:span text:style-name="T9"><text:s text:c="6"/></text:span>if (n.GT.nmax) then</text:p>
      <text:p text:style-name="P30"><text:span text:style-name="T9"><text:s text:c="9"/></text:span>write(*,*) 'Error: n = ', n, 'is larger than nmax =', nmax</text:p>
      <text:p text:style-name="P30"><text:span text:style-name="T9"><text:s text:c="9"/></text:span>goto 9999</text:p>
      <text:p text:style-name="P30"><text:span text:style-name="T9"><text:s text:c="6"/></text:span>endif</text:p>
      <text:p text:style-name="P30"/>
      <text:p text:style-name="P30">c <text:s/>Loop over the data points</text:p>
      <text:p text:style-name="P30"><text:span text:style-name="T9"><text:s text:c="6"/></text:span>do 10 i= 1, n</text:p>
      <text:p text:style-name="P30"><text:span text:style-name="T9"><text:s text:c="9"/></text:span>read(u,100) x(i), y(i), z(i)</text:p>
      <text:p text:style-name="P30"><text:span text:style-name="T9"><text:s text:c="3"/></text:span>10 enddo</text:p>
      <text:p text:style-name="P30"><text:span text:style-name="T9"><text:s text:c="2"/></text:span>100 format (3(F10.4))</text:p>
      <text:p text:style-name="P30"/>
      <text:p text:style-name="P30">c <text:s/>Close the file</text:p>
      <text:p text:style-name="P30"><text:span text:style-name="T9"><text:s text:c="6"/></text:span>close (u)</text:p>
      <text:p text:style-name="P30"/>
      <text:p text:style-name="P30">c <text:s/>Now we should process the data somehow...</text:p>
      <text:p text:style-name="P30">c <text:s/>(missing part)</text:p>
      <text:p text:style-name="P30"/>
      <text:p text:style-name="P30"><text:span text:style-name="T9"><text:s/></text:span>9999 stop</text:p>
      <text:p text:style-name="P30"><text:span text:style-name="T9"><text:s text:c="6"/></text:span>end</text:p>
      <text:h text:style-name="P49" text:outline-level="1">14. Common blocks<text:span text:style-name="T67">//</text:span><text:span text:style-name="T68">pass information between subroutines</text:span></text:h>
      <text:p text:style-name="P5"><text:span text:style-name="T89">Fortran 77 has </text:span><text:span text:style-name="T29">no</text:span><text:span text:style-name="T89"> </text:span><text:span text:style-name="T4">global</text:span><text:span text:style-name="T89"> variables</text:span>, i.e. variables that are shared among several program units (subroutines). The only way to pass information between subroutines we have seen so far, is to use the subroutine parameter list. Sometimes this is inconvenient, e.g. when many subroutines share a large set of parameters. In such cases one can use a <text:span text:style-name="T30">common block</text:span>. <text:span text:style-name="T44">This is a way to specify that certain variables should be shared among certain subroutines</text:span>. But in general, the use of common blocks <text:span text:style-name="T25">should be minimized</text:span>. </text:p>
      <text:p text:style-name="P27">Example</text:p>
      <text:p text:style-name="P5">Suppose you have two parameters alpha and beta that many of your subroutines need. The following example shows how it can be done using common blocks. </text:p>
      <text:p text:style-name="P42">C main prgram</text:p>
      <text:p text:style-name="P30"><text:span text:style-name="T9"><text:s text:c="6"/></text:span>program main</text:p>
      <text:p text:style-name="P30"><text:span text:style-name="T9"><text:s text:c="6"/></text:span><text:span text:style-name="T2">some declarations</text:span></text:p>
      <text:p text:style-name="P30"><text:span text:style-name="T9"><text:s text:c="6"/></text:span>real alpha, beta</text:p>
      <text:p text:style-name="P31"><text:span text:style-name="T9"><text:s text:c="6"/></text:span>common /coeff/ alpha, beta <text:s text:c="2"/><text:span text:style-name="T63">//define a common block with the name </text:span><text:span text:style-name="T64">coeff</text:span></text:p>
      <text:p text:style-name="P30"/>
      <text:p text:style-name="P30"><text:span text:style-name="T9"><text:s text:c="6"/></text:span><text:span text:style-name="T2">statements</text:span></text:p>
      <text:p text:style-name="P30"><text:span text:style-name="T9"><text:s text:c="6"/></text:span>stop</text:p>
      <text:p text:style-name="P30"><text:span text:style-name="T9"><text:s text:c="6"/></text:span>end</text:p>
      <text:p text:style-name="P41">C subroutine sub1</text:p>
      <text:p text:style-name="P30"><text:soft-page-break/><text:span text:style-name="T9"><text:s text:c="6"/></text:span>subroutine sub1 (<text:span text:style-name="T2">some arguments</text:span>)</text:p>
      <text:p text:style-name="P30"><text:span text:style-name="T9"><text:s text:c="6"/></text:span><text:span text:style-name="T2">declarations of arguments</text:span></text:p>
      <text:p text:style-name="P30"><text:span text:style-name="T9"><text:s text:c="6"/></text:span>real alpha, beta</text:p>
      <text:p text:style-name="P30"><text:span text:style-name="T9"><text:s text:c="6"/></text:span>common /coeff/ alpha, beta</text:p>
      <text:p text:style-name="P30"/>
      <text:p text:style-name="P30"><text:span text:style-name="T9"><text:s text:c="6"/></text:span><text:span text:style-name="T2">statements</text:span></text:p>
      <text:p text:style-name="P30"><text:span text:style-name="T9"><text:s text:c="6"/></text:span>return</text:p>
      <text:p text:style-name="P30"><text:span text:style-name="T9"><text:s text:c="6"/></text:span>end</text:p>
      <text:p text:style-name="P42">C subroutine sub2</text:p>
      <text:p text:style-name="P30"><text:span text:style-name="T9"><text:s text:c="6"/></text:span>subroutine sub2 (<text:span text:style-name="T2">some arguments</text:span>)</text:p>
      <text:p text:style-name="P30"><text:span text:style-name="T9"><text:s text:c="6"/></text:span><text:span text:style-name="T2">declarations of arguments</text:span></text:p>
      <text:p text:style-name="P30"><text:span text:style-name="T9"><text:s text:c="6"/></text:span>real alpha, beta</text:p>
      <text:p text:style-name="P30"><text:span text:style-name="T9"><text:s text:c="6"/></text:span>common /coeff/ alpha, beta</text:p>
      <text:p text:style-name="P30"/>
      <text:p text:style-name="P30"><text:span text:style-name="T9"><text:s text:c="6"/></text:span><text:span text:style-name="T2">statements</text:span></text:p>
      <text:p text:style-name="P30"><text:span text:style-name="T9"><text:s text:c="6"/></text:span>return</text:p>
      <text:p text:style-name="P30"><text:span text:style-name="T9"><text:s text:c="6"/></text:span>end</text:p>
      <text:p text:style-name="P5">Here we define a common block with the name <text:span text:style-name="T15">coeff</text:span>. The content of the common block is the two variables <text:span text:style-name="T15">alpha</text:span> and <text:span text:style-name="T15">beta</text:span>. A common block can contain as many variables as you like. They do not need to all have the same type. <text:span text:style-name="T44">Every subroutine that wants to </text:span><text:span text:style-name="T48">use any of the variables </text:span><text:span text:style-name="T44">in the common block </text:span><text:span text:style-name="T48">has to declare the whole block</text:span><text:span text:style-name="T44">.</text:span> </text:p>
      <text:p text:style-name="P5">Note that in this example we could easily have avoided common blocks by passing alpha and beta as parameters (arguments). A good rule is to try to avoid common blocks if possible. However, there are a few rare cases where there is no other solution. </text:p>
      <text:p text:style-name="P26">Syntax</text:p>
      <text:p text:style-name="P30"><text:span text:style-name="T9"><text:s text:c="6"/></text:span>common / <text:span text:style-name="T2">name</text:span> / <text:span text:style-name="T2">list-of-variables</text:span></text:p>
      <text:p text:style-name="P19">You should know that <text:span text:style-name="T27">t</text:span><text:span text:style-name="T25">he </text:span><text:span text:style-name="T35">common</text:span><text:span text:style-name="T25"> statement should appear together with the variable declarations</text:span>, before the executable statements. Different common blocks must have different names (just like variables). </text:p>
      <text:list xml:id="list6459857606686835274" text:style-name="L4">
        <text:list-item>
          <text:p text:style-name="P47"><text:span text:style-name="T44">A variable can </text:span><text:span text:style-name="T48">belong to more than one common block</text:span>. </text:p>
        </text:list-item>
        <text:list-item>
          <text:p text:style-name="P47">The variables in a common block <text:span text:style-name="T48">do not need to have the same names each place they occur</text:span> (although it is a good idea to do so)</text:p>
        </text:list-item>
        <text:list-item>
          <text:p text:style-name="P47"><text:span text:style-name="T89">but</text:span><text:span text:style-name="T48"> they must be listed in the same order and have the same type</text:span><text:span text:style-name="T89">. </text:span></text:p>
        </text:list-item>
      </text:list>
      <text:p text:style-name="P3">To illustrate this, look at the following continuation of our example: </text:p>
      <text:p text:style-name="P30"><text:span text:style-name="T9"><text:s text:c="6"/></text:span>subroutine sub3 (<text:span text:style-name="T2">some arguments</text:span>)</text:p>
      <text:p text:style-name="P30"><text:span text:style-name="T9"><text:s text:c="6"/></text:span><text:span text:style-name="T2">declarations of arguments</text:span></text:p>
      <text:p text:style-name="P30"><text:span text:style-name="T9"><text:s text:c="6"/></text:span>real a, b</text:p>
      <text:p text:style-name="P30"><text:span text:style-name="T9"><text:s text:c="6"/></text:span>common /coeff/ a, b</text:p>
      <text:p text:style-name="P30"/>
      <text:p text:style-name="P30"><text:span text:style-name="T9"><text:s text:c="6"/></text:span><text:span text:style-name="T2">statements</text:span></text:p>
      <text:p text:style-name="P30"><text:span text:style-name="T9"><text:s text:c="6"/></text:span>return</text:p>
      <text:p text:style-name="P30"><text:span text:style-name="T9"><text:s text:c="6"/></text:span>end</text:p>
      <text:p text:style-name="P5">This declaration is equivalent to the previous version that used <text:span text:style-name="T15">alpha</text:span> and <text:span text:style-name="T15">beta</text:span>. It is recommended that you always use the same variable names for the same common block to avoid confusion. Here is a dreadful example: </text:p>
      <text:p text:style-name="P30"><text:span text:style-name="T9"><text:s text:c="6"/></text:span>subroutine sub4 (<text:span text:style-name="T2">some arguments</text:span>)</text:p>
      <text:p text:style-name="P30"><text:span text:style-name="T9"><text:s text:c="6"/></text:span><text:span text:style-name="T2">declarations of arguments</text:span></text:p>
      <text:p text:style-name="P30"><text:soft-page-break/><text:span text:style-name="T9"><text:s text:c="6"/></text:span>real alpha, beta</text:p>
      <text:p text:style-name="P30"><text:span text:style-name="T9"><text:s text:c="6"/></text:span>common /coeff/ beta, alpha</text:p>
      <text:p text:style-name="P30"/>
      <text:p text:style-name="P30"><text:span text:style-name="T9"><text:s text:c="6"/></text:span><text:span text:style-name="T2">statements</text:span></text:p>
      <text:p text:style-name="P30"><text:span text:style-name="T9"><text:s text:c="6"/></text:span>return</text:p>
      <text:p text:style-name="P30"><text:span text:style-name="T9"><text:s text:c="6"/></text:span>end</text:p>
      <text:p text:style-name="P3">Now alpha is the beta from the main program and vice versa. If you see something like this, it is probably a mistake. Such bugs are very hard to find. </text:p>
      <text:p text:style-name="P26">Arrays in common blocks</text:p>
      <text:p text:style-name="P5">Common blocks can include arrays, too. But again, this is not recommended. The major reason is flexibility. An example shows why this is such a bad idea. Suppose we have the following declarations in the main program: </text:p>
      <text:p text:style-name="P33"><text:span text:style-name="T9"><text:s text:c="6"/></text:span>program main</text:p>
      <text:p text:style-name="P33"><text:span text:style-name="T9"><text:s text:c="6"/></text:span>integer nmax</text:p>
      <text:p text:style-name="P33"><text:span text:style-name="T9"><text:s text:c="6"/></text:span>parameter (nmax=20)</text:p>
      <text:p text:style-name="P33"><text:span text:style-name="T9"><text:s text:c="6"/></text:span>integer n</text:p>
      <text:p text:style-name="P33"><text:span text:style-name="T9"><text:s text:c="6"/></text:span>real A(nmax, nmax)</text:p>
      <text:p text:style-name="P33"><text:span text:style-name="T9"><text:s text:c="6"/></text:span>common /matrix/ A, n, nmax</text:p>
      <text:p text:style-name="P5">This common block contains first all the elements of A, then the integers <text:span text:style-name="T2">n</text:span> and <text:span text:style-name="T2">nmax</text:span>. Now assume you want to use the matrix A in some subroutines. Then you have to include the same declarations in all these subroutines, e.g. </text:p>
      <text:p text:style-name="P33"><text:span text:style-name="T9"><text:s text:c="6"/></text:span>subroutine sub1 (...)</text:p>
      <text:p text:style-name="P33"><text:span text:style-name="T9"><text:s text:c="6"/></text:span>integer nmax</text:p>
      <text:p text:style-name="P33"><text:span text:style-name="T9"><text:s text:c="6"/></text:span>parameter (nmax=20)</text:p>
      <text:p text:style-name="P33"><text:span text:style-name="T9"><text:s text:c="6"/></text:span>integer n</text:p>
      <text:p text:style-name="P33"><text:span text:style-name="T9"><text:s text:c="6"/></text:span>real A(nmax, nmax)</text:p>
      <text:p text:style-name="P33"><text:span text:style-name="T9"><text:s text:c="6"/></text:span>common /matrix/ A, n, nmax</text:p>
      <text:p text:style-name="P5"><text:span text:style-name="T44">Arrays with variable dimensions cannot appear in common blocks</text:span>, thus <text:span text:style-name="T89">the value of </text:span><text:span text:style-name="T4">nmax</text:span><text:span text:style-name="T89"> has to be exactly the same as in the main program</text:span>. Recall that the size of a matrix has to be known at compile time, hence nmax has to be defined in a <text:span text:style-name="T25">parameter statement</text:span>. It would be tempting to delete the parameter statement in the subroutine since nmax belongs to the common block, but this would be illegal. </text:p>
      <text:p text:style-name="P5">This example shows there is usually nothing to gain by putting arrays in common blocks. Hence the preferred method in Fortran 77 is to pass arrays as arguments to subroutines (along with the leading dimensions). </text:p>
      <text:h text:style-name="P49" text:outline-level="1">15. data and block data </text:h>
      <text:p text:style-name="P26">The data statement <text:s/><text:span text:style-name="T41">(likes variables initialization)</text:span></text:p>
      <text:p text:style-name="P3"><text:span text:style-name="T89">The data statement is another way to input data</text:span> that are known at the time when the program is written. It is similar to the assignment statement. The syntax is: </text:p>
      <text:p text:style-name="P30"/>
      <text:p text:style-name="P30"><text:span text:style-name="T9"><text:s text:c="6"/></text:span>data <text:span text:style-name="T2">list-of-variables</text:span>/ <text:span text:style-name="T2">list-of-values</text:span>/, ...</text:p>
      <text:p text:style-name="P3"><text:soft-page-break/>where the three dots means that this pattern <text:span text:style-name="T25">can be repeated</text:span>. Here is an example: </text:p>
      <text:p text:style-name="P30"/>
      <text:p text:style-name="P30"><text:span text:style-name="T9"><text:s text:c="6"/></text:span>data m/10/, n/20/, x/2.5/, y/2.5/</text:p>
      <text:p text:style-name="P3">We could also have written this </text:p>
      <text:p text:style-name="P30"/>
      <text:p text:style-name="P30"><text:span text:style-name="T9"><text:s text:c="6"/></text:span>data m,n/10,20/, x,y/2*2.5/</text:p>
      <text:p text:style-name="P3">We could have accomplished the same thing by the assignments </text:p>
      <text:p text:style-name="P30"/>
      <text:p text:style-name="P30"><text:span text:style-name="T9"><text:s text:c="6"/></text:span>m = 10</text:p>
      <text:p text:style-name="P30"><text:span text:style-name="T9"><text:s text:c="6"/></text:span>n = 20</text:p>
      <text:p text:style-name="P30"><text:span text:style-name="T9"><text:s text:c="6"/></text:span>x = 2.5</text:p>
      <text:p text:style-name="P30"><text:span text:style-name="T9"><text:s text:c="6"/></text:span>y = 2.5</text:p>
      <text:p text:style-name="P3"><text:span text:style-name="T48">The data statement is more compact and therefore often more convenient</text:span>. Notice especially the shorthand notation for assigning identical values repeatedly. </text:p>
      <text:p text:style-name="P3">The data statement is <text:span text:style-name="T25">performed only once</text:span>, <text:span text:style-name="T44">right before the execution of the program starts</text:span>. For this reason, the data statement is mainly used in the main program and not in subroutines. </text:p>
      <text:p text:style-name="P3">The data statement can also <text:span text:style-name="T25">be used to initialize arrays (vectors, matrices)</text:span>. This example shows how to make sure a matrix is all zeros when the program starts: </text:p>
      <text:p text:style-name="P30"><text:span text:style-name="T9"><text:s text:c="6"/></text:span>real A(10,20)</text:p>
      <text:p text:style-name="P30"><text:span text:style-name="T9"><text:s text:c="6"/></text:span>data A/ 200 * 0.0/</text:p>
      <text:p text:style-name="P22">Some compilers will automatically initialize arrays like this but not all, so if you rely on array elements to be zero it is a good idea to follow this example. Of course you can initialize arrays to other values than zero. You may even <text:span text:style-name="T25">initialize individual elements</text:span>: </text:p>
      <text:p text:style-name="P30"><text:span text:style-name="T9"><text:s text:c="6"/></text:span>data A(1,1)/ 12.5/, A(2,1)/ -33.3/, A(2,2)/ 1.0/</text:p>
      <text:p text:style-name="P3">Or you can <text:span text:style-name="T25">list all the elements for small arrays</text:span> like this: </text:p>
      <text:p text:style-name="P30"><text:span text:style-name="T9"><text:s text:c="6"/></text:span>integer v(5)</text:p>
      <text:p text:style-name="P30"><text:span text:style-name="T9"><text:s text:c="6"/></text:span>real B(2,2)</text:p>
      <text:p text:style-name="P30"><text:span text:style-name="T9"><text:s text:c="6"/></text:span>data v/10,20,30,40,50/, B/1.0,-3.7,4.3,0.0/</text:p>
      <text:p text:style-name="P3">The values for two-dimensional arrays will be assigned <text:span text:style-name="T89">in column-first order</text:span> as usual. </text:p>
      <text:p text:style-name="P26">The block data statement</text:p>
      <text:p text:style-name="P5"><text:span text:style-name="T44">The data statement cannot be used for variables contained in a common block</text:span>. There is a special "subroutine" for this purpose, called <text:span text:style-name="T10">block data</text:span>. It is not really a subroutine, but it looks a bit similar because it is given as a separate program unit. Here is an example: </text:p>
      <text:p text:style-name="P30"><text:span text:style-name="T9"><text:s text:c="6"/></text:span>block data</text:p>
      <text:p text:style-name="P30"><text:span text:style-name="T9"><text:s text:c="6"/></text:span>integer nmax</text:p>
      <text:p text:style-name="P30"><text:span text:style-name="T9"><text:s text:c="6"/></text:span>parameter (nmax=20)</text:p>
      <text:p text:style-name="P30"><text:span text:style-name="T9"><text:s text:c="6"/></text:span>real v(nmax), alpha, beta</text:p>
      <text:p text:style-name="P30"><text:span text:style-name="T9"><text:s text:c="6"/></text:span>common /vector/v,alpha,beta</text:p>
      <text:p text:style-name="P30"><text:span text:style-name="T9"><text:s text:c="6"/></text:span>data v/20*100.0/, alpha/3.14/, beta/2.71/</text:p>
      <text:p text:style-name="P30"><text:span text:style-name="T9"><text:s text:c="6"/></text:span>end</text:p>
      <text:p text:style-name="P3"><text:soft-page-break/>Just as the data statement, <text:span text:style-name="T44">block data is executed once before the execution of the main program starts</text:span>. The position of the block data "subroutine" in the source code is irrelevant (as long as it is not nested inside the main program or a subprogram). </text:p>
      <text:h text:style-name="P49" text:outline-level="1">16. Debugging hints</text:h>
      <text:p text:style-name="P3">It has been estimated that about 90% of the time it takes to develop commercial software is spent debugging and testing. This shows how important it is to write good code in the first place. </text:p>
      <text:p text:style-name="P3">Still, we all discover bugs from time to time. Here are some hints for how to track them down. </text:p>
      <text:p text:style-name="P26">Useful compiler options</text:p>
      <text:p text:style-name="P3">Most Fortran compilers will have a set of options you can turn on if you like. The following compiler options are specific to the <text:span text:style-name="T29">Sun Fortran 77 compiler</text:span>, but most compilers will have similar options (although the letters may be different). </text:p>
      <text:p text:style-name="P16"><text:span text:style-name="T25">-ansi</text:span> <text:s text:c="2"/>This will <text:span text:style-name="T44">warn you about all non-standard Fortran 77 extensions</text:span> in your program.</text:p>
      <text:p text:style-name="P17"><text:s/></text:p>
      <text:p text:style-name="P16"><text:span text:style-name="T25">-u</text:span> <text:s/>This will <text:span text:style-name="T44">override the implicit type rules and make all variables undeclared initially</text:span>. If your compiler <text:span text:style-name="T91">does not have such an option, you can achieve almost the same thing by adding the declaration implicit none(a-z) in the beginning of each (sub-)program.</text:span></text:p>
      <text:p text:style-name="P18"><text:s/></text:p>
      <text:p text:style-name="P16"><text:span text:style-name="T25">-C</text:span> <text:s/><text:span text:style-name="T44">Check for array bounds</text:span>. The compiler will try to detect if you access array elements that are out <text:span text:style-name="T92">of bounds. It cannot catch all such errors, however.</text:span> </text:p>
      <text:p text:style-name="P26">Some common errors</text:p>
      <text:p text:style-name="P3">Here are <text:span text:style-name="T23">some common errors</text:span> to watch out for: </text:p>
      <text:list xml:id="list9185458025649209301" text:style-name="L5">
        <text:list-item>
          <text:p text:style-name="P45">Make sure your <text:span text:style-name="T44">lines end at column 72</text:span>. <text:span text:style-name="T25">The rest will be ignored!</text:span></text:p>
        </text:list-item>
        <text:list-item>
          <text:p text:style-name="P45">Have you done integer division when you wanted real division?</text:p>
        </text:list-item>
        <text:list-item>
          <text:p text:style-name="P45">Do your parameter lists in the calling and the called program match?</text:p>
        </text:list-item>
        <text:list-item>
          <text:p text:style-name="P45">Do your common blocks match?</text:p>
        </text:list-item>
      </text:list>
      <text:p text:style-name="P26">Debugging tools</text:p>
      <text:p text:style-name="P5"><text:tab/>If you have a bug, you have to try to locate it. Syntax errors are easy to find. The problem is when you have run-time errors. The old-fashioned way to find errors is to add <text:span text:style-name="T2">write</text:span> statements in your code and try to track the values of your variables. This is a bit tedious since you have to recompile your source code every time you change the program slightly. Today one can use special <text:span text:style-name="T2">debuggers</text:span> which is a convenient tool. You can step through a program line by line or define your own break points, you can display the values of the variables you want to monitor, and much more. </text:p>
      <text:h text:style-name="P49" text:outline-level="1"><text:soft-page-break/>17. Running Fortran on the Physics Department’s VAX (OHSTPY) Computer</text:h>
      <text:p text:style-name="P12">=&gt; do not type the “ <text:s/>“’s, just words inside the “ <text:s/>“’s!</text:p>
      <text:p text:style-name="P3">1) Log into OHSTPY. </text:p>
      <text:p text:style-name="P16">2) Create your program by typing "edit name.for" and type in the program. <text:s/>Here, <text:span text:style-name="T2">name</text:span> is whatever you wish to call your program. For example, test.for or lab1.for. The extension <text:span text:style-name="T2">.for</text:span> tells the computer that this file contains Fortran code. The <text:span text:style-name="T2">edit</text:span> command runs a program that allows you to create and edit a file (<text:span text:style-name="T2">name.for</text:span>) on the computer’s disk. When done entering your Fortran commands, hit <text:s text:c="2"/>&lt;CTRL&gt;z and type "exit" to save the recent edits and quit or "quit" to quit without saving the edits.</text:p>
      <text:p text:style-name="P17"><text:s text:c="2"/></text:p>
      <text:p text:style-name="P16">3) <text:span text:style-name="T25">Compile the program by typing "fortran name"</text:span>, where name could be <text:span text:style-name="T2">test</text:span> if your file was named <text:span text:style-name="T2">test.for</text:span>. <text:s/>The compiler is a computer program that reads your Fortran code and translates it into code that the computer actually runs. <text:span text:style-name="T44">The compiler creates a new file</text:span><text:span text:style-name="T25"> called name.obj (e.g. </text:span><text:span text:style-name="T30">test.obj</text:span><text:span text:style-name="T25">)</text:span>. <text:s/>If there are any syntax errors in your Fortran code, the compiler will flag them and print out an error message(s) to the computer screen. <text:s/>You must fix all of the <text:s/>errors in the program before you can run the program.</text:p>
      <text:p text:style-name="P17"><text:s/></text:p>
      <text:p text:style-name="P16">4) <text:span text:style-name="T25">Link your Fortran code (e.g. </text:span><text:span text:style-name="T30">test.for</text:span><text:span text:style-name="T25">) with other programs necessary to run your program by typing "link test" .</text:span> <text:span text:style-name="T44">This creates a new file (an “executable”)</text:span><text:span text:style-name="T25"> called name.exe</text:span> (e.g. <text:span text:style-name="T2">test.exe</text:span>). Once the executable file is created, execute (run) the program by typing "run name" (e.g. “run test”).</text:p>
      <text:p text:style-name="P16"/>
      <text:p text:style-name="P16">5) Check your output carefully! Just because the program runs does not mean it actually works!</text:p>
      <text:h text:style-name="P50" text:outline-level="1">18. A sample Fortran program for Lab 1</text:h>
      <text:p text:style-name="P20">C<text:tab/>This program simulates rolling a six sided dice, each side has 1 to 6 dots.</text:p>
      <text:p text:style-name="P20">C <text:s text:c="4"/>The number of times the die is tossed is given by the integer</text:p>
      <text:p text:style-name="P20">C <text:s text:c="6"/>variable: roll. <text:s/></text:p>
      <text:p text:style-name="P20">C</text:p>
      <text:p text:style-name="P20">C<text:tab/>The result of an individual toss (a 1 or</text:p>
      <text:p text:style-name="P20">C <text:s text:c="6"/>2,..or 6 dots) is given by the integer variable: dice.</text:p>
      <text:p text:style-name="P20">C <text:s/></text:p>
      <text:p text:style-name="P20">C<text:tab/>The real variable count is an ARRAY with six entries. </text:p>
      <text:p text:style-name="P20">C<text:tab/> <text:s/>Count keeps track of the number of times a 1 (2,etc) was rolled. </text:p>
      <text:p text:style-name="P20">C<text:tab/> <text:s/>For example if array(1)=5 and array(2)=7 then a one was </text:p>
      <text:p text:style-name="P20">C<text:tab/> <text:s/>rolled 5 times and a two was filled 7 times.</text:p>
      <text:p text:style-name="P20">C</text:p>
      <text:p text:style-name="P20">C<text:tab/>FORTRAN is based on lines and columns, usually one instruction per line.</text:p>
      <text:p text:style-name="P20">C<text:tab/>In FORTRAN computer instructions start in column 7.</text:p>
      <text:p text:style-name="P20">C<text:tab/>In FORTRAN a C in column 1 flags this line as a comment.</text:p>
      <text:p text:style-name="P20">C234567</text:p>
      <text:p text:style-name="P20">C<text:tab/>In FORTRAN a character in column 6 flags this as a continuation line.</text:p>
      <text:p text:style-name="P20">C <text:s text:c="4"/>to assume that it is a comment line and ignore it.</text:p>
      <text:p text:style-name="P20">C<text:tab/>lines in RED are the actual Fortran code.</text:p>
      <text:p text:style-name="P16"><text:span text:style-name="T12"><text:s text:c="6"/></text:span><text:span text:style-name="T18">implicit none</text:span></text:p>
      <text:p text:style-name="P21"><text:span text:style-name="T9"><text:s text:c="6"/></text:span>character key</text:p>
      <text:p text:style-name="P21"><text:span text:style-name="T9"><text:s text:c="6"/></text:span>real count(6), RAN</text:p>
      <text:p text:style-name="P21"><text:span text:style-name="T9"><text:s text:c="6"/></text:span>integer i, dice, roll, seed</text:p>
      <text:p text:style-name="P20">C</text:p>
      <text:p text:style-name="P20">C <text:s text:c="4"/>Special precaution in integer division: dividing one integer</text:p>
      <text:p text:style-name="P20">C <text:s text:c="4"/>by another integer gives another integer, e.g. i = 3, j = 2,</text:p>
      <text:p text:style-name="P20">C <text:s text:c="4"/>then c = i/j = 1.0. <text:s/>To get the correct answer, define i and</text:p>
      <text:p text:style-name="P20">C <text:s text:c="4"/>j as real numbers.</text:p>
      <text:p text:style-name="P20">C <text:s text:c="4"/></text:p>
      <text:p text:style-name="P20">C <text:s text:c="4"/>RAN is a computer function that gives us a random number in</text:p>
      <text:p text:style-name="P20">C <text:s text:c="4"/>the range [0,1). <text:s/>Initialize the random number generator RAN</text:p>
      <text:p text:style-name="P20">C <text:s text:c="4"/>with a large odd integer seed.</text:p>
      <text:p text:style-name="P20">C</text:p>
      <text:p text:style-name="P16"><text:span text:style-name="T12"><text:s/></text:span><text:span text:style-name="T19"><text:s text:c="5"/></text:span><text:span text:style-name="T18">seed = 432211111</text:span></text:p>
      <text:p text:style-name="P23">10<text:tab/>continue</text:p>
      <text:p text:style-name="P20">C <text:s text:c="4"/>"10" is the statement number of the continue command. <text:s/></text:p>
      <text:p text:style-name="P20">C <text:s text:c="4"/>Statement numbers should start at column 2 or later and end at column 5. <text:s/></text:p>
      <text:p text:style-name="P20">C <text:s text:c="4"/>All statement numbers must be a unique integer.</text:p>
      <text:p text:style-name="P20">C</text:p>
      <text:p text:style-name="P20">C <text:s text:c="4"/>Initialization of variables</text:p>
      <text:p text:style-name="P16"><text:span text:style-name="T10">C<text:tab/>Here we have a </text:span><text:span text:style-name="T13">do loop</text:span><text:span text:style-name="T10">, which repeats itself 6 times</text:span></text:p>
      <text:p text:style-name="P21"><text:span text:style-name="T9"><text:s text:c="6"/></text:span>do <text:s/>dice = 1, 6</text:p>
      <text:p text:style-name="P21"><text:span text:style-name="T9"><text:s text:c="10"/></text:span>count(dice) = 0</text:p>
      <text:p text:style-name="P21"><text:span text:style-name="T9"><text:s text:c="6"/></text:span>end do</text:p>
      <text:p text:style-name="P20">C <text:s text:c="4"/>Write to unit 6 (screen) and read from unit 5 (keyboard).</text:p>
      <text:p text:style-name="P21"><text:span text:style-name="T9"><text:s text:c="6"/></text:span>write(6,*)'How many rolls of dice :'</text:p>
      <text:p text:style-name="P21"><text:span text:style-name="T9"><text:s text:c="6"/></text:span>read(5,*)roll</text:p>
      <text:p text:style-name="P21"><text:span text:style-name="T9"><text:s text:c="6"/></text:span>do <text:s/>i = 1, roll</text:p>
      <text:p text:style-name="P21"><text:span text:style-name="T9"><text:s text:c="10"/></text:span>dice = INT(1 + 6*RAN(seed))</text:p>
      <text:p text:style-name="P21"><text:span text:style-name="T9"><text:s text:c="10"/></text:span>count(dice) = count(dice) + 1</text:p>
      <text:p text:style-name="P21"><text:span text:style-name="T9"><text:s text:c="6"/></text:span>end do</text:p>
      <text:p text:style-name="P21"><text:span text:style-name="T9"><text:s text:c="6"/></text:span>do <text:s/>i = 1, 6</text:p>
      <text:p text:style-name="P21"><text:span text:style-name="T9"><text:s text:c="10"/></text:span>write(6,*)i, count(i)</text:p>
      <text:p text:style-name="P21"><text:span text:style-name="T9"><text:s text:c="6"/></text:span>end do</text:p>
      <text:p text:style-name="P20"><text:soft-page-break/>C <text:s text:c="4"/>The "&gt;" character at 6th character location indicates </text:p>
      <text:p text:style-name="P20">C <text:s text:c="4"/>continuation of a program line.</text:p>
      <text:p text:style-name="P20">C</text:p>
      <text:p text:style-name="P21"><text:span text:style-name="T9"><text:s text:c="6"/></text:span>write(6,*) ‘Hit &lt;return&gt; to continue or type q or Q',</text:p>
      <text:p text:style-name="P21"><text:span text:style-name="T9"><text:s text:c="5"/></text:span>&gt; <text:s text:c="9"/>' and &lt;return&gt; to quit the program.'</text:p>
      <text:p text:style-name="P21"><text:span text:style-name="T9"><text:s text:c="6"/></text:span>read(5,20)key</text:p>
      <text:p text:style-name="P20">C <text:s text:c="4"/>Define key as a one character variable ("a1"). <text:s/>If you use</text:p>
      <text:p text:style-name="P20">C <text:s text:c="4"/>* instead of 20, you do not explicitly specify the format.</text:p>
      <text:p text:style-name="P21">20 <text:s text:c="3"/>format(a1)</text:p>
      <text:p text:style-name="P21"><text:span text:style-name="T9"><text:s text:c="6"/></text:span>if (key.ne.'q'.and.key.ne.'Q') go to 10</text:p>
      <text:p text:style-name="P21"><text:span text:style-name="T9"><text:s text:c="6"/></text:span>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urier" svg:font-family="Courier" style:font-family-generic="modern"/>
    <style:font-face style:name="FreeSans1" svg:font-family="FreeSans" style:font-family-generic="swiss"/>
    <style:font-face style:name="Courier 10 Pitch" svg:font-family="'Courier 10 Pitch'" style:font-pitch="fixed"/>
    <style:font-face style:name="Ubuntu" svg:font-family="Ubuntu"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Geneva" svg:font-family="Geneva"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693in" fo:margin-bottom="0.0693in" style:contextual-spacing="false" fo:orphans="2" fo:widows="2" style:writing-mode="lr-tb"/>
      <style:text-properties style:use-window-font-color="true" style:font-name="Times" fo:font-family="Times" style:font-family-generic="roman" style:font-pitch="variable" fo:font-size="12pt"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ody_20_Text_20_2" style:display-name="Body Text 2" style:family="paragraph" style:parent-style-name="Standard">
      <style:paragraph-properties fo:margin-top="0in" fo:margin-bottom="0in" style:contextual-spacing="false" fo:text-align="justify" style:justify-single-word="false"/>
    </style:style>
    <style:style style:name="Definition_20_Term" style:display-name="Definition Term" style:family="paragraph" style:parent-style-name="Standard" style:next-style-name="Definition_20_List">
      <style:paragraph-properties fo:margin-top="0in" fo:margin-bottom="0in" style:contextual-spacing="false"/>
    </style:style>
    <style:style style:name="Definition_20_List" style:display-name="Definition List" style:family="paragraph" style:parent-style-name="Standard" style:next-style-name="Definition_20_Term">
      <style:paragraph-properties fo:margin-left="0.25in" fo:margin-right="0in" fo:margin-top="0in" fo:margin-bottom="0in" style:contextual-spacing="false" fo:text-indent="0in" style:auto-text-indent="false"/>
    </style:style>
    <style:style style:name="H1" style:family="paragraph" style:parent-style-name="Standard" style:next-style-name="Standard">
      <style:paragraph-properties fo:keep-with-next="always"/>
      <style:text-properties fo:font-size="24pt" fo:font-weight="bold" style:font-size-asian="24pt" style:font-weight-asian="bold"/>
    </style:style>
    <style:style style:name="H2" style:family="paragraph" style:parent-style-name="Standard" style:next-style-name="Standard">
      <style:paragraph-properties fo:keep-with-next="always"/>
      <style:text-properties fo:font-size="18pt" fo:font-weight="bold" style:font-size-asian="18pt" style:font-weight-asian="bold"/>
    </style:style>
    <style:style style:name="H3" style:family="paragraph" style:parent-style-name="Standard" style:next-style-name="Standard">
      <style:paragraph-properties fo:keep-with-next="always"/>
      <style:text-properties fo:font-size="14pt" fo:font-weight="bold" style:font-size-asian="14pt" style:font-weight-asian="bold"/>
    </style:style>
    <style:style style:name="H4" style:family="paragraph" style:parent-style-name="Standard" style:next-style-name="Standard">
      <style:paragraph-properties fo:keep-with-next="always"/>
      <style:text-properties fo:font-weight="bold" style:font-weight-asian="bold"/>
    </style:style>
    <style:style style:name="H5" style:family="paragraph" style:parent-style-name="Standard" style:next-style-name="Standard">
      <style:paragraph-properties fo:keep-with-next="always"/>
      <style:text-properties fo:font-size="10pt" fo:font-weight="bold" style:font-size-asian="10pt" style:font-weight-asian="bold"/>
    </style:style>
    <style:style style:name="H6" style:family="paragraph" style:parent-style-name="Standard" style:next-style-name="Standard">
      <style:paragraph-properties fo:keep-with-next="always"/>
      <style:text-properties fo:font-size="8pt" fo:font-weight="bold" style:font-size-asian="8pt" style:font-weight-asian="bold"/>
    </style:style>
    <style:style style:name="Address" style:family="paragraph" style:parent-style-name="Standard" style:next-style-name="Standard">
      <style:paragraph-properties fo:margin-top="0in" fo:margin-bottom="0in" style:contextual-spacing="false"/>
      <style:text-properties fo:font-style="italic" style:font-style-asian="italic"/>
    </style:style>
    <style:style style:name="Blockquote" style:family="paragraph" style:parent-style-name="Standard">
      <style:paragraph-properties fo:margin-left="0.25in" fo:margin-right="0.25in" fo:text-indent="0in" style:auto-text-indent="false"/>
    </style:style>
    <style:style style:name="Preformatte" style:family="paragraph" style:parent-style-name="Standard">
      <style:paragraph-properties fo:margin-top="0in" fo:margin-bottom="0in" style: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fo:font-family="Courier" style:font-family-generic="modern" fo:font-size="10pt" style:font-size-asian="10pt" style:font-name-complex="Courier" style:font-family-complex="Courier" style:font-family-generic-complex="modern"/>
    </style:style>
    <style:style style:name="HTML_20_Bottom_20_of_20_Form" style:display-name="HTML Bottom of Form" style:family="paragraph" style:next-style-name="Standard">
      <style:paragraph-properties fo:text-align="center" style:justify-single-word="false" fo:orphans="2" fo:widows="2" fo:padding="0in" fo:border-left="none" fo:border-right="none" fo:border-top="0.74pt solid #000000" fo:border-bottom="none"/>
      <style:text-properties style:use-window-font-color="true" style:font-name="Helvetica" fo:font-family="Helvetica" style:font-family-generic="swiss" style:font-pitch="variable" fo:font-size="8pt" style:font-name-asian="Times New Roman" style:font-family-asian="'Times New Roman'" style:font-family-generic-asian="roman" style:font-pitch-asian="variable" style:font-size-asian="8pt" style:language-asian="en" style:country-asian="US" style:font-name-complex="Helvetica" style:font-family-complex="Helvetica" style:font-family-generic-complex="swiss" style:font-pitch-complex="variable" style:font-size-complex="10pt" style:language-complex="ar" style:country-complex="SA" text:display="none"/>
    </style:style>
    <style:style style:name="HTML_20_Top_20_of_20_Form" style:display-name="HTML Top of Form" style:family="paragraph" style:next-style-name="Standard">
      <style:paragraph-properties fo:text-align="center" style:justify-single-word="false" fo:orphans="2" fo:widows="2" fo:padding="0in" fo:border-left="none" fo:border-right="none" fo:border-top="none" fo:border-bottom="0.74pt solid #000000"/>
      <style:text-properties style:use-window-font-color="true" style:font-name="Helvetica" fo:font-family="Helvetica" style:font-family-generic="swiss" style:font-pitch="variable" fo:font-size="8pt" style:font-name-asian="Times New Roman" style:font-family-asian="'Times New Roman'" style:font-family-generic-asian="roman" style:font-pitch-asian="variable" style:font-size-asian="8pt" style:language-asian="en" style:country-asian="US" style:font-name-complex="Helvetica" style:font-family-complex="Helvetica" style:font-family-generic-complex="swiss" style:font-pitch-complex="variable" style:font-size-complex="10pt" style:language-complex="ar" style:country-complex="SA" text:display="none"/>
    </style:style>
    <style:style style:name="Document_20_Map" style:display-name="Document Map" style:family="paragraph" style:parent-style-name="Standard">
      <style:text-properties style:font-name="Geneva" fo:font-family="Geneva" style:font-family-generic="swiss" style:font-pitch="variable" style:font-name-complex="Geneva" style:font-family-complex="Geneva" style:font-family-generic-complex="swiss" style:font-pitch-complex="variable"/>
    </style:style>
    <style:style style:name="Foot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Quotations" style:family="paragraph" style:parent-style-name="Standard" style:class="html">
      <style:paragraph-properties fo:margin-left="0.3937in" fo:margin-right="0.3937in" fo:margin-top="0.0693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line-height="150%" style:page-number="auto" fo:background-color="transparent" style:shadow="none">
        <style:tab-stops/>
        <style:background-image/>
      </style:paragraph-properties>
      <style:text-properties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8.5in" fo:page-height="11in" style:num-format="1" style:print-orientation="portrait" fo:margin-top="0.75in" fo:margin-bottom="0.7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ortran Tutorial</dc:title>
    <meta:initial-creator>rkass</meta:initial-creator>
    <meta:creation-date>2003-01-09T11:25:00</meta:creation-date>
    <dc:date>2015-01-25T13:01:50.949282923</dc:date>
    <meta:editing-cycles>169</meta:editing-cycles>
    <meta:editing-duration>P3DT4H44M24S</meta:editing-duration>
    <meta:generator>LibreOffice/4.2.7.2$Linux_X86_64 LibreOffice_project/420m0$Build-2</meta:generator>
    <meta:document-statistic meta:table-count="0" meta:image-count="0" meta:object-count="0" meta:page-count="31" meta:paragraph-count="829" meta:word-count="9760" meta:character-count="58912" meta:non-whitespace-character-count="46935"/>
  </office:meta>
</office:document-meta>
</file>